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orizontal_20_Line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06b1c1" officeooo:paragraph-rsid="0006b1c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6b1c1" officeooo:paragraph-rsid="0006b1c1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rsid="0006b1c1" officeooo:paragraph-rsid="0006b1c1"/>
    </style:style>
    <style:style style:name="P6" style:family="paragraph" style:parent-style-name="Horizontal_20_Line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rsid="0006b1c1" officeooo:paragraph-rsid="0006b1c1"/>
    </style:style>
    <style:style style:name="P8" style:family="paragraph" style:parent-style-name="Text_20_body">
      <style:text-properties officeooo:rsid="003483e5" officeooo:paragraph-rsid="003483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8b7c"/>
    </style:style>
    <style:style style:name="T3" style:family="text">
      <style:text-properties officeooo:rsid="000c03b0"/>
    </style:style>
    <style:style style:name="T4" style:family="text">
      <style:text-properties officeooo:rsid="000d6e3b"/>
    </style:style>
    <style:style style:name="T5" style:family="text">
      <style:text-properties officeooo:rsid="002c4c38"/>
    </style:style>
    <style:style style:name="T6" style:family="text">
      <style:text-properties officeooo:rsid="0035a3f5"/>
    </style:style>
    <style:style style:name="T7" style:family="text">
      <style:text-properties officeooo:rsid="00374c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log Programming Assignment #2: A Favorite Pokemon KB plus Simple List Processing Exercises</text:p>
      <text:p text:style-name="P3">Written by <text:span text:style-name="T1">David Hennigan</text:span></text:p>
      <text:p text:style-name="Horizontal_20_Line"/>
      <text:p text:style-name="P1">Learning Abstract</text:p>
      <text:p text:style-name="P8">This assignment, <text:span text:style-name="T6">consisting of two tasks,</text:span> <text:span text:style-name="T6">played a vital role in the development of my prolog understanding</text:span>. The first task being to become acquainted with a pokemon knowledge base, add functionality to it, and add 12 pokemon. The second task consisted of list processing exercises.</text:p>
      <text:p text:style-name="P8"/>
      <text:p text:style-name="P1">Task 1 – Pokemon</text:p>
      <text:p text:style-name="P2">Part 1: Initial Pokemon KB</text:p>
      <text:p text:style-name="P5">% -----------------------------------------------------------------------</text:p>
      <text:p text:style-name="P5">% -----------------------------------------------------------------------</text:p>
      <text:p text:style-name="P5">% --- File: pokemon.pro</text:p>
      <text:p text:style-name="P5">% --- Line: Just a few facts about pokemon</text:p>
      <text:p text:style-name="P5">% -----------------------------------------------------------------------</text:p>
      <text:p text:style-name="P5"/>
      <text:p text:style-name="P5">% -----------------------------------------------------------------------</text:p>
      <text:p text:style-name="P5">% --- cen(P) :: Pokemon P was "creatio ex nihilo"</text:p>
      <text:p text:style-name="P5"/>
      <text:p text:style-name="P5">cen(pikachu).</text:p>
      <text:p text:style-name="P5">cen(bulbasaur).</text:p>
      <text:p text:style-name="P5">cen(caterpie).</text:p>
      <text:p text:style-name="P5">cen(charmander).</text:p>
      <text:p text:style-name="P5">cen(vulpix).</text:p>
      <text:p text:style-name="P5">cen(poliwag).</text:p>
      <text:p text:style-name="P5">cen(squirtle).</text:p>
      <text:p text:style-name="P5">cen(staryu).</text:p>
      <text:p text:style-name="P5"/>
      <text:p text:style-name="P5">% -----------------------------------------------------------------------</text:p>
      <text:p text:style-name="P5"><text:soft-page-break/>% --- evolves(P,Q) :: Pokemon P directly evolves to pokemon Q</text:p>
      <text:p text:style-name="P5"/>
      <text:p text:style-name="P5">evolves(pikachu,raichu).</text:p>
      <text:p text:style-name="P5">evolves(bulbasaur,ivysaur).</text:p>
      <text:p text:style-name="P5">evolves(ivysaur,venusaur).</text:p>
      <text:p text:style-name="P5">evolves(caterpie,metapod).</text:p>
      <text:p text:style-name="P5">evolves(metapod,butterfree).</text:p>
      <text:p text:style-name="P5">evolves(charmander,charmeleon).</text:p>
      <text:p text:style-name="P5">evolves(charmeleon,charizard).</text:p>
      <text:p text:style-name="P5">evolves(vulpix,ninetails).</text:p>
      <text:p text:style-name="P5">evolves(poliwag,poliwhirl).</text:p>
      <text:p text:style-name="P5">evolves(poliwhirl,poliwrath).</text:p>
      <text:p text:style-name="P5">evolves(squirtle,wartortle).</text:p>
      <text:p text:style-name="P5">evolves(wartortle,blastoise).</text:p>
      <text:p text:style-name="P5">evolves(staryu,starmie).</text:p>
      <text:p text:style-name="P5"/>
      <text:p text:style-name="P5">% -----------------------------------------------------------------------</text:p>
      <text:p text:style-name="P5">% --- pokemon(name(N),T,hp(H),attach(A,D)) :: There is a pokemon with</text:p>
      <text:p text:style-name="P5">% --- name N, type T, hit point value H, and attach named A that does</text:p>
      <text:p text:style-name="P5">% --- damage D.</text:p>
      <text:p text:style-name="P5"/>
      <text:p text:style-name="P5">pokemon(name(pikachu), electric, hp(60), attack(gnaw, 10)).</text:p>
      <text:p text:style-name="P5">pokemon(name(raichu), electric, hp(90), attack(thunder-shock, 90)).</text:p>
      <text:p text:style-name="P5"/>
      <text:p text:style-name="P5">pokemon(name(bulbasaur), grass, hp(40), attack(leech-seed, 20)).</text:p>
      <text:p text:style-name="P5">pokemon(name(ivysaur), grass, hp(60), attack(vine-whip, 30)).</text:p>
      <text:p text:style-name="P5">pokemon(name(venusaur), grass, hp(140), attack(poison-powder, 70)).</text:p>
      <text:p text:style-name="P5"/>
      <text:p text:style-name="P5">pokemon(name(caterpie), grass, hp(50), attack(gnaw, 20)).</text:p>
      <text:p text:style-name="P5">pokemon(name(metapod), grass, hp(70), attack(stun-spore, 20)).</text:p>
      <text:p text:style-name="P5"><text:soft-page-break/>pokemon(name(butterfree), grass, hp(130), attack(whirlwind, 80)).</text:p>
      <text:p text:style-name="P5"/>
      <text:p text:style-name="P5">pokemon(name(charmander), fire, hp(50), attack(scratch, 10)).</text:p>
      <text:p text:style-name="P5">pokemon(name(charmeleon), fire, hp(80), attack(slash, 50)).</text:p>
      <text:p text:style-name="P5">pokemon(name(charizard), fire, hp(170), attack(royal-blaze, 100)).</text:p>
      <text:p text:style-name="P5"/>
      <text:p text:style-name="P5">pokemon(name(vulpix), fire, hp(60), attack(confuse-ray, 20)).</text:p>
      <text:p text:style-name="P5">pokemon(name(ninetails), fire, hp(100), attack(fire-blast, 120)).</text:p>
      <text:p text:style-name="P5"/>
      <text:p text:style-name="P5">pokemon(name(poliwag), water, hp(60), attack(water-gun, 30)).</text:p>
      <text:p text:style-name="P5">pokemon(name(poliwhirl), water, hp(80), attack(amnesia, 30)).</text:p>
      <text:p text:style-name="P5">pokemon(name(poliwrath), water, hp(140), attack(dashing-punch, 50)).</text:p>
      <text:p text:style-name="P5"/>
      <text:p text:style-name="P5">pokemon(name(squirtle), water, hp(40), attack(bubble, 10)).</text:p>
      <text:p text:style-name="P5">pokemon(name(wartortle), water, hp(80), attack(waterfall, 60)).</text:p>
      <text:p text:style-name="P5">pokemon(name(blastoise), water, hp(140), attack(hydro-pump, 60)).</text:p>
      <text:p text:style-name="P5"/>
      <text:p text:style-name="P5">pokemon(name(staryu), wate<text:span text:style-name="T2">r</text:span>, hp(40), attack(slap, 20)).</text:p>
      <text:p text:style-name="P5">pokemon(name(starmie), water, hp(60), attack(star-freeze, 20)).</text:p>
      <text:p text:style-name="P5"/>
      <text:p text:style-name="P2">Part 2: Interaction Demo with the Initial KB</text:p>
      <text:p text:style-name="P5">?- consult('pokemon.pro').</text:p>
      <text:p text:style-name="P5">true.</text:p>
      <text:p text:style-name="P5"/>
      <text:p text:style-name="P5">?- cen(pikachu).</text:p>
      <text:p text:style-name="P5">true.</text:p>
      <text:p text:style-name="P5"/>
      <text:p text:style-name="P5">?- cen(raichu).</text:p>
      <text:p text:style-name="P5">false.</text:p>
      <text:p text:style-name="P5"><text:soft-page-break/></text:p>
      <text:p text:style-name="P5">?- cen(Name).</text:p>
      <text:p text:style-name="P5">Name = pikachu ;</text:p>
      <text:p text:style-name="P5">Name = bulbasaur ;</text:p>
      <text:p text:style-name="P5">Name = caterpie ;</text:p>
      <text:p text:style-name="P5">Name = charmander ;</text:p>
      <text:p text:style-name="P5">Name = vulpix ;</text:p>
      <text:p text:style-name="P5">Name = poliwag ;</text:p>
      <text:p text:style-name="P5">Name = squirtle ;</text:p>
      <text:p text:style-name="P5">Name = staryu.</text:p>
      <text:p text:style-name="P5"/>
      <text:p text:style-name="P5">?- cen(Name),write(Name),nl,fail.</text:p>
      <text:p text:style-name="P5">pikachu</text:p>
      <text:p text:style-name="P5">bulbasaur</text:p>
      <text:p text:style-name="P5">caterpie</text:p>
      <text:p text:style-name="P5">charmander</text:p>
      <text:p text:style-name="P5">vulpix</text:p>
      <text:p text:style-name="P5">poliwag</text:p>
      <text:p text:style-name="P5">squirtle</text:p>
      <text:p text:style-name="P5">staryu</text:p>
      <text:p text:style-name="P5">false.</text:p>
      <text:p text:style-name="P5"/>
      <text:p text:style-name="P5">?- evolves(squirtle,wartortle).</text:p>
      <text:p text:style-name="P5"><text:span text:style-name="T3">t</text:span>rue.</text:p>
      <text:p text:style-name="P5"/>
      <text:p text:style-name="P5">?- evolves(wartortle,squirtle).</text:p>
      <text:p text:style-name="P5">false.</text:p>
      <text:p text:style-name="P5"/>
      <text:p text:style-name="P5">?- evolves(squirtle,blastoise).</text:p>
      <text:p text:style-name="P5"><text:span text:style-name="T4">f</text:span>alse.</text:p>
      <text:p text:style-name="P5"><text:soft-page-break/></text:p>
      <text:p text:style-name="P5">?- evolves(X,Y),evolves(Y,Z).</text:p>
      <text:p text:style-name="P5">X = bulbasaur,</text:p>
      <text:p text:style-name="P5">Y = ivysaur,</text:p>
      <text:p text:style-name="P5">Z = venusaur ;</text:p>
      <text:p text:style-name="P5">X = caterpie,</text:p>
      <text:p text:style-name="P5">Y = metapod,</text:p>
      <text:p text:style-name="P5">Z = butterfree ;</text:p>
      <text:p text:style-name="P5">X = charmander,</text:p>
      <text:p text:style-name="P5">Y = charmeleon,</text:p>
      <text:p text:style-name="P5">Z = charizard ;</text:p>
      <text:p text:style-name="P5">X = poliwag,</text:p>
      <text:p text:style-name="P5">Y = poliwhirl,</text:p>
      <text:p text:style-name="P5">Z = poliwrath ;</text:p>
      <text:p text:style-name="P5">X = squirtle,</text:p>
      <text:p text:style-name="P5">Y = wartortle,</text:p>
      <text:p text:style-name="P5">Z = blastoise ;</text:p>
      <text:p text:style-name="P5">false.</text:p>
      <text:p text:style-name="P5"/>
      <text:p text:style-name="P5">?- evolves(X,Y),evolves(Y,Z),write(X),write(' --&gt; '),write(Z),nl,fail.</text:p>
      <text:p text:style-name="P5">bulbasaur --&gt; venusaur</text:p>
      <text:p text:style-name="P5">caterpie --&gt; butterfree</text:p>
      <text:p text:style-name="P5">charmander --&gt; charizard</text:p>
      <text:p text:style-name="P5">poliwag --&gt; poliwrath</text:p>
      <text:p text:style-name="P5">squirtle --&gt; blastoise</text:p>
      <text:p text:style-name="P5">false.</text:p>
      <text:p text:style-name="P5"/>
      <text:p text:style-name="P5">?- pokemon(name(N),_,_,_),write(N),nl,fail.</text:p>
      <text:p text:style-name="P5">pikachu</text:p>
      <text:p text:style-name="P5">raichu</text:p>
      <text:p text:style-name="P5"><text:soft-page-break/>bulbasaur</text:p>
      <text:p text:style-name="P5">ivysaur</text:p>
      <text:p text:style-name="P5">venusaur</text:p>
      <text:p text:style-name="P5">caterpie</text:p>
      <text:p text:style-name="P5">metapod</text:p>
      <text:p text:style-name="P5">butterfree</text:p>
      <text:p text:style-name="P5">charmander</text:p>
      <text:p text:style-name="P5">charmeleon</text:p>
      <text:p text:style-name="P5">charizard</text:p>
      <text:p text:style-name="P5">vulpix</text:p>
      <text:p text:style-name="P5">ninetails</text:p>
      <text:p text:style-name="P5">poliwag</text:p>
      <text:p text:style-name="P5">poliwhirl</text:p>
      <text:p text:style-name="P5">poliwrath</text:p>
      <text:p text:style-name="P5">squirtle</text:p>
      <text:p text:style-name="P5">wartortle</text:p>
      <text:p text:style-name="P5">blastoise</text:p>
      <text:p text:style-name="P5">staryu</text:p>
      <text:p text:style-name="P5">starmie</text:p>
      <text:p text:style-name="P5">false.</text:p>
      <text:p text:style-name="P5"/>
      <text:p text:style-name="P5">?- pokemon(name(Name),fire,_,_),write(Name),nl,fail.</text:p>
      <text:p text:style-name="P5">charmander</text:p>
      <text:p text:style-name="P5">charmeleon</text:p>
      <text:p text:style-name="P5">charizard</text:p>
      <text:p text:style-name="P5">vulpix</text:p>
      <text:p text:style-name="P5">ninetails</text:p>
      <text:p text:style-name="P5">false.</text:p>
      <text:p text:style-name="P5"/>
      <text:p text:style-name="P5">?- pokemon(Name,Kind,_,_),write('nks('),write(Name),write(', kind('),write(Kind),write('))'),nl,fail.</text:p>
      <text:p text:style-name="P5"><text:soft-page-break/>nks(name(pikachu), kind(electric))</text:p>
      <text:p text:style-name="P5">nks(name(raichu), kind(electric))</text:p>
      <text:p text:style-name="P5">nks(name(bulbasaur), kind(grass))</text:p>
      <text:p text:style-name="P5">nks(name(ivysaur), kind(grass))</text:p>
      <text:p text:style-name="P5">nks(name(venusaur), kind(grass))</text:p>
      <text:p text:style-name="P5">nks(name(caterpie), kind(grass))</text:p>
      <text:p text:style-name="P5">nks(name(metapod), kind(grass))</text:p>
      <text:p text:style-name="P5">nks(name(butterfree), kind(grass))</text:p>
      <text:p text:style-name="P5">nks(name(charmander), kind(fire))</text:p>
      <text:p text:style-name="P5">nks(name(charmeleon), kind(fire))</text:p>
      <text:p text:style-name="P5">nks(name(charizard), kind(fire))</text:p>
      <text:p text:style-name="P5">nks(name(vulpix), kind(fire))</text:p>
      <text:p text:style-name="P5">nks(name(ninetails), kind(fire))</text:p>
      <text:p text:style-name="P5">nks(name(poliwag), kind(water))</text:p>
      <text:p text:style-name="P5">nks(name(poliwhirl), kind(water))</text:p>
      <text:p text:style-name="P5">nks(name(poliwrath), kind(water))</text:p>
      <text:p text:style-name="P5">nks(name(squirtle), kind(water))</text:p>
      <text:p text:style-name="P5">nks(name(wartortle), kind(water))</text:p>
      <text:p text:style-name="P5">nks(name(blastoise), kind(water))</text:p>
      <text:p text:style-name="P5">nks(name(staryu), kind(water))</text:p>
      <text:p text:style-name="P5">nks(name(starmie), kind(water))</text:p>
      <text:p text:style-name="P5">false.</text:p>
      <text:p text:style-name="P5"/>
      <text:p text:style-name="P5">?- pokemon(name(N),_,_,attack(waterfall,_)).</text:p>
      <text:p text:style-name="P5">N = wartortle .</text:p>
      <text:p text:style-name="P5"/>
      <text:p text:style-name="P5">?- pokemon(name(N),_,_,attack(poison-powder,_)).</text:p>
      <text:p text:style-name="P5">N = venusaur .</text:p>
      <text:p text:style-name="P5"/>
      <text:p text:style-name="P5">?- pokemon(_,water,_,attack(Attack,_)),write(Attack),nl,fail.</text:p>
      <text:p text:style-name="P5"><text:soft-page-break/>water-gun</text:p>
      <text:p text:style-name="P5">amnesia</text:p>
      <text:p text:style-name="P5">dashing-punch</text:p>
      <text:p text:style-name="P5">bubble</text:p>
      <text:p text:style-name="P5">waterfall</text:p>
      <text:p text:style-name="P5">hydro-pump</text:p>
      <text:p text:style-name="P5">slap</text:p>
      <text:p text:style-name="P5">star-freeze</text:p>
      <text:p text:style-name="P5">false.</text:p>
      <text:p text:style-name="P5"/>
      <text:p text:style-name="P5">?- pokemon(name(poliwhirl),_,hp(HP),_).</text:p>
      <text:p text:style-name="P5">HP = 80.</text:p>
      <text:p text:style-name="P5"/>
      <text:p text:style-name="P5">?- pokemon(name(butterfree),_,hp(HP),_).</text:p>
      <text:p text:style-name="P5">HP = 130.</text:p>
      <text:p text:style-name="P5"/>
      <text:p text:style-name="P5">?- pokemon(name(Name),_,hp(HP),_), HP &gt; 85, write(Name),nl,fail.</text:p>
      <text:p text:style-name="P5">raichu</text:p>
      <text:p text:style-name="P5">venusaur</text:p>
      <text:p text:style-name="P5">butterfree</text:p>
      <text:p text:style-name="P5">charizard</text:p>
      <text:p text:style-name="P5">ninetails</text:p>
      <text:p text:style-name="P5">poliwrath</text:p>
      <text:p text:style-name="P5">blastoise</text:p>
      <text:p text:style-name="P5">false.</text:p>
      <text:p text:style-name="P5"/>
      <text:p text:style-name="P5">?- pokemon(name(Name),_,_,attack(_,Damage)), Damage &gt; 60, write(Name),nl,fail.</text:p>
      <text:p text:style-name="P5">raichu</text:p>
      <text:p text:style-name="P5">venusaur</text:p>
      <text:p text:style-name="P5">butterfree</text:p>
      <text:p text:style-name="P5"><text:soft-page-break/>charizard</text:p>
      <text:p text:style-name="P5">ninetails</text:p>
      <text:p text:style-name="P5">false.</text:p>
      <text:p text:style-name="P5"/>
      <text:p text:style-name="P5">?- cen(Name),pokemon(name(Name),_,hp(HP),_),write(Name),write(': '),write(HP),nl,fail.</text:p>
      <text:p text:style-name="P5">pikachu: 60</text:p>
      <text:p text:style-name="P5">bulbasaur: 40</text:p>
      <text:p text:style-name="P5">caterpie: 50</text:p>
      <text:p text:style-name="P5">charmander: 50</text:p>
      <text:p text:style-name="P5">vulpix: 60</text:p>
      <text:p text:style-name="P5">poliwag: 60</text:p>
      <text:p text:style-name="P5">squirtle: 40</text:p>
      <text:p text:style-name="P5">staryu: 40</text:p>
      <text:p text:style-name="P5">false.</text:p>
      <text:p text:style-name="P5"/>
      <text:p text:style-name="P2">Part 3: KB Extension</text:p>
      <text:p text:style-name="P5">%------------------------------------------------------------------------</text:p>
      <text:p text:style-name="P5">%--- diplay_cen :: displays all of the cen pokemon</text:p>
      <text:p text:style-name="P5"/>
      <text:p text:style-name="P5">display_cen :- cen(Name),write(Name),nl,fail.</text:p>
      <text:p text:style-name="P5">display_cen.</text:p>
      <text:p text:style-name="P5"/>
      <text:p text:style-name="P5">%------------------------------------------------------------------------</text:p>
      <text:p text:style-name="P5">%--- display_not_cen :: displays all of the not cent pokemon</text:p>
      <text:p text:style-name="P5"/>
      <text:p text:style-name="P5">display_not_cen :- evolves(X,Y),write(Y),nl,fail.</text:p>
      <text:p text:style-name="P5">display_not_cen.</text:p>
      <text:p text:style-name="P5"/>
      <text:p text:style-name="P5">%------------------------------------------------------------------------</text:p>
      <text:p text:style-name="P5"><text:soft-page-break/>%--- generator(Name,Type) :: Name of the cen pokemon and the given type</text:p>
      <text:p text:style-name="P5">%--- display true if a pokemon with that type exists in our kb</text:p>
      <text:p text:style-name="P5"/>
      <text:p text:style-name="P5">generator(Name,Type) :- cen(Name),pokemon(name(Name),Type,_,_).</text:p>
      <text:p text:style-name="P5"/>
      <text:p text:style-name="P5">%------------------------------------------------------------------------</text:p>
      <text:p text:style-name="P5">%--- display_names :: Displays all of the pokemon in the kb</text:p>
      <text:p text:style-name="P5"/>
      <text:p text:style-name="P5">display_names :- pokemon(name(Name),_,_,_),write(Name),nl,fail.</text:p>
      <text:p text:style-name="P5">display_names.</text:p>
      <text:p text:style-name="P5"/>
      <text:p text:style-name="P5">%------------------------------------------------------------------------</text:p>
      <text:p text:style-name="P5">%--- display_attacks :: Displays all of the attacks in the kb</text:p>
      <text:p text:style-name="P5"/>
      <text:p text:style-name="P5">display_attacks :- pokemon(_,_,_,attack(Attack,_)),write(Attack),nl,fail.</text:p>
      <text:p text:style-name="P5">display_attacks.</text:p>
      <text:p text:style-name="P5"/>
      <text:p text:style-name="P5">%------------------------------------------------------------------------</text:p>
      <text:p text:style-name="P5">%--- display_cen_attacks :: Displays all of the attacks from cen pokemon</text:p>
      <text:p text:style-name="P5">%--- in the kb</text:p>
      <text:p text:style-name="P5"/>
      <text:p text:style-name="P5">display_cen_attacks :- pokemon(name(Name),_,_,attack(Attack,_)),cen(Name),write(Attack),nl,fail.</text:p>
      <text:p text:style-name="P5">display_cen_attacks.</text:p>
      <text:p text:style-name="P5"/>
      <text:p text:style-name="P5">%------------------------------------------------------------------------</text:p>
      <text:p text:style-name="P5">%--- indicate_attack(Name) :: Displays the pokemons Name and its associated</text:p>
      <text:p text:style-name="P5">%--- <text:s text:c="24"/>attack</text:p>
      <text:p text:style-name="P5"/>
      <text:p text:style-name="P5">indicate_attack(Name) :- pokemon(name(Name),_,_,attack(Attack,_)),write(Name),write(' --&gt; '),write(Attack).</text:p>
      <text:p text:style-name="P5"><text:soft-page-break/></text:p>
      <text:p text:style-name="P5">%------------------------------------------------------------------------</text:p>
      <text:p text:style-name="P5">%--- indicate_attacks :: Displays all of the pokemon with their associated</text:p>
      <text:p text:style-name="P5">%--- <text:s text:c="20"/>attacks</text:p>
      <text:p text:style-name="P5"/>
      <text:p text:style-name="P5">indicate_attacks :- indicate_attack(Name),nl,fail.</text:p>
      <text:p text:style-name="P5">indicate_attacks.</text:p>
      <text:p text:style-name="P5"/>
      <text:p text:style-name="P5">%-------------------------------------------------------------------------</text:p>
      <text:p text:style-name="P5">%--- powerful(Name) :: succeeds if a pokemon has an attack with more than 55</text:p>
      <text:p text:style-name="P5">%--- <text:s text:c="18"/>units of damage.</text:p>
      <text:p text:style-name="P5"/>
      <text:p text:style-name="P5">powerful(Name) :- pokemon(name(Name),_,_,attack(_,Damage)), Damage &gt; 55.</text:p>
      <text:p text:style-name="P5"/>
      <text:p text:style-name="P5">%------------------------------------------------------------------------</text:p>
      <text:p text:style-name="P5">%--- tough(Name) :: succeeds if a pokemon can take more than 100 units of</text:p>
      <text:p text:style-name="P5">%--- <text:s text:c="15"/>damage.</text:p>
      <text:p text:style-name="P5"/>
      <text:p text:style-name="P5">tough(Name) :- pokemon(name(Name),_,hp(HP),_), HP &gt; 100.</text:p>
      <text:p text:style-name="P5"/>
      <text:p text:style-name="P5">%------------------------------------------------------------------------</text:p>
      <text:p text:style-name="P5">%--- awesome(Name) :: succeeds if a pokemon is both powerful and tough</text:p>
      <text:p text:style-name="P5"/>
      <text:p text:style-name="P5">awesome(Name) :- powerful(Name),tough(Name).</text:p>
      <text:p text:style-name="P5"/>
      <text:p text:style-name="P5">%------------------------------------------------------------------------</text:p>
      <text:p text:style-name="P5">%--- powerful_but_vulnerable(Name) :: succeeds if a pokemon is powerful </text:p>
      <text:p text:style-name="P5">%--- <text:s text:c="33"/>but not tough.</text:p>
      <text:p text:style-name="P5"/>
      <text:p text:style-name="P5">powerful_but_vulnerable(Name) :- powerful(Name), pokemon(name(Name),_,hp(HP),_), HP &lt; 101.</text:p>
      <text:p text:style-name="P5"><text:soft-page-break/></text:p>
      <text:p text:style-name="P5">%------------------------------------------------------------------------</text:p>
      <text:p text:style-name="P5">%--- type(Name,Type) :: specifies whether a pokemon is of a specific type</text:p>
      <text:p text:style-name="P5"/>
      <text:p text:style-name="P5">type(Name,Type) :- pokemon(name(Name),Type,_,_).</text:p>
      <text:p text:style-name="P5"/>
      <text:p text:style-name="P5">%------------------------------------------------------------------------</text:p>
      <text:p text:style-name="P5">%--- dump_kind(Kind) :: displays all of the information for a pokemon of</text:p>
      <text:p text:style-name="P5">%--- <text:s text:c="19"/>Kind </text:p>
      <text:p text:style-name="P5"/>
      <text:p text:style-name="P5">dump_kind(Kind) :- pokemon(Name,Kind,Type,Attack),write('pokemon('),write(Name),write(','),</text:p>
      <text:p text:style-name="P5"><text:s text:c="19"/>write(Kind),write(','),write(Type),write(','),write(Attack),write(')'),nl,fail.</text:p>
      <text:p text:style-name="P5">dump_kind(Kind).</text:p>
      <text:p text:style-name="P5"/>
      <text:p text:style-name="P5">%-----------------------------------------------------------------------</text:p>
      <text:p text:style-name="P5">%--- family(Name) :: displays the family of the cen pokemon</text:p>
      <text:p text:style-name="P5"/>
      <text:p text:style-name="P5">family(Name) :- cen(Name),evolves(Name,Evolution), (evolves(Evolution,NextEvolution) -&gt; </text:p>
      <text:p text:style-name="P5"><text:s text:c="16"/>write(Name),write(' '),write(Evolution),write(' '),write(NextEvolution) ; </text:p>
      <text:p text:style-name="P5"><text:s text:c="16"/>cen(Name),evolves(Name,Evolution),write(Name),write(' '),write(Evolution)).</text:p>
      <text:p text:style-name="P5"/>
      <text:p text:style-name="P5"/>
      <text:p text:style-name="P5">%------------------------------------------------------------------------</text:p>
      <text:p text:style-name="P5">%--- families :: displays all of the families.</text:p>
      <text:p text:style-name="P5"/>
      <text:p text:style-name="P5">families :- family(Name),nl,fail.</text:p>
      <text:p text:style-name="P5">families.</text:p>
      <text:p text:style-name="P5"/>
      <text:p text:style-name="P5">%------------------------------------------------------------------------</text:p>
      <text:p text:style-name="P5">%--- lineage(Name) :: displays all of the information associated with a </text:p>
      <text:p text:style-name="P5"><text:soft-page-break/>%--- <text:s text:c="17"/>pokemon and its evolutions</text:p>
      <text:p text:style-name="P5"/>
      <text:p text:style-name="P5">lineage(Name) :- pokemon(name(Name),Type,HP,Attack), write('pokemon(name('),write(Name),</text:p>
      <text:p text:style-name="P5"><text:s text:c="17"/>write('),'),write(Type),write(','),write(HP),write(','),write(Attack),write(')'),</text:p>
      <text:p text:style-name="P5"><text:s text:c="17"/>evolves(Name,Evolution),nl,lineage(Evolution).</text:p>
      <text:p text:style-name="P5">lineage(Name).</text:p>
      <text:p text:style-name="P5"/>
      <text:p text:style-name="P2">Part 4: Interaction demo with the Augmented KB</text:p>
      <text:p text:style-name="P5">Welcome to SWI-Prolog (threaded, 64 bits, version 9.0.4)</text:p>
      <text:p text:style-name="P5">SWI-Prolog comes with ABSOLUTELY NO WARRANTY. This is free software.</text:p>
      <text:p text:style-name="P5">Please run ?- license. for legal details.</text:p>
      <text:p text:style-name="P5"/>
      <text:p text:style-name="P5">For online help and background, visit https://www.swi-prolog.org</text:p>
      <text:p text:style-name="P5">For built-in help, use ?- help(Topic). or ?- apropos(Word).</text:p>
      <text:p text:style-name="P5"/>
      <text:p text:style-name="P5">?- consult('pokemon.pro').</text:p>
      <text:p text:style-name="P5">true.</text:p>
      <text:p text:style-name="P5"/>
      <text:p text:style-name="P5">?- display_cen.</text:p>
      <text:p text:style-name="P5">pikachu</text:p>
      <text:p text:style-name="P5">bulbasaur</text:p>
      <text:p text:style-name="P5">caterpie</text:p>
      <text:p text:style-name="P5">charmander</text:p>
      <text:p text:style-name="P5">vulpix</text:p>
      <text:p text:style-name="P5">poliwag</text:p>
      <text:p text:style-name="P5">squirtle</text:p>
      <text:p text:style-name="P5">staryu</text:p>
      <text:p text:style-name="P5">true.</text:p>
      <text:p text:style-name="P5"/>
      <text:p text:style-name="P5"><text:soft-page-break/>?- display_not_cen.</text:p>
      <text:p text:style-name="P5">raichu</text:p>
      <text:p text:style-name="P5">ivysaur</text:p>
      <text:p text:style-name="P5">venusaur</text:p>
      <text:p text:style-name="P5">metapod</text:p>
      <text:p text:style-name="P5">butterfree</text:p>
      <text:p text:style-name="P5">charmeleon</text:p>
      <text:p text:style-name="P5">charizard</text:p>
      <text:p text:style-name="P5">ninetails</text:p>
      <text:p text:style-name="P5">poliwhirl</text:p>
      <text:p text:style-name="P5">poliwrath</text:p>
      <text:p text:style-name="P5">wartortle</text:p>
      <text:p text:style-name="P5">blastoise</text:p>
      <text:p text:style-name="P5">starmie</text:p>
      <text:p text:style-name="P5">true.</text:p>
      <text:p text:style-name="P5"/>
      <text:p text:style-name="P5">?- generator(Name,fire).</text:p>
      <text:p text:style-name="P5">Name = charmander ;</text:p>
      <text:p text:style-name="P5">Name = vulpix ;</text:p>
      <text:p text:style-name="P5">false.</text:p>
      <text:p text:style-name="P5"/>
      <text:p text:style-name="P5">?- generator(Name,water).</text:p>
      <text:p text:style-name="P5">Name = poliwag ;</text:p>
      <text:p text:style-name="P5">Name = squirtle ;</text:p>
      <text:p text:style-name="P5">Name = staryu ;</text:p>
      <text:p text:style-name="P5">false.</text:p>
      <text:p text:style-name="P5"/>
      <text:p text:style-name="P5">?- generator(Name,electric).</text:p>
      <text:p text:style-name="P5">Name = pikachu ;</text:p>
      <text:p text:style-name="P5">false.</text:p>
      <text:p text:style-name="P5"><text:soft-page-break/></text:p>
      <text:p text:style-name="P5">?- generator(Name,grass).</text:p>
      <text:p text:style-name="P5">Name = bulbasaur ;</text:p>
      <text:p text:style-name="P5">Name = caterpie ;</text:p>
      <text:p text:style-name="P5">false.</text:p>
      <text:p text:style-name="P5"/>
      <text:p text:style-name="P5">?- display_names.</text:p>
      <text:p text:style-name="P5">pikachu</text:p>
      <text:p text:style-name="P5">raichu</text:p>
      <text:p text:style-name="P5">bulbasaur</text:p>
      <text:p text:style-name="P5">ivysaur</text:p>
      <text:p text:style-name="P5">venusaur</text:p>
      <text:p text:style-name="P5">caterpie</text:p>
      <text:p text:style-name="P5">metapod</text:p>
      <text:p text:style-name="P5">butterfree</text:p>
      <text:p text:style-name="P5">charmander</text:p>
      <text:p text:style-name="P5">charmeleon</text:p>
      <text:p text:style-name="P5">charizard</text:p>
      <text:p text:style-name="P5">vulpix</text:p>
      <text:p text:style-name="P5">ninetails</text:p>
      <text:p text:style-name="P5">poliwag</text:p>
      <text:p text:style-name="P5">poliwhirl</text:p>
      <text:p text:style-name="P5">poliwrath</text:p>
      <text:p text:style-name="P5">squirtle</text:p>
      <text:p text:style-name="P5">wartortle</text:p>
      <text:p text:style-name="P5">blastoise</text:p>
      <text:p text:style-name="P5">staryu</text:p>
      <text:p text:style-name="P5">starmie</text:p>
      <text:p text:style-name="P5">true.</text:p>
      <text:p text:style-name="P5"/>
      <text:p text:style-name="P5"><text:soft-page-break/>?- display_attacks.</text:p>
      <text:p text:style-name="P5">gnaw</text:p>
      <text:p text:style-name="P5">thunder-shock</text:p>
      <text:p text:style-name="P5">leech-seed</text:p>
      <text:p text:style-name="P5">vine-whip</text:p>
      <text:p text:style-name="P5">poison-powder</text:p>
      <text:p text:style-name="P5">gnaw</text:p>
      <text:p text:style-name="P5">stun-spore</text:p>
      <text:p text:style-name="P5">whirlwind</text:p>
      <text:p text:style-name="P5">scratch</text:p>
      <text:p text:style-name="P5">slash</text:p>
      <text:p text:style-name="P5">royal-blaze</text:p>
      <text:p text:style-name="P5">confuse-ray</text:p>
      <text:p text:style-name="P5">fire-blast</text:p>
      <text:p text:style-name="P5">water-gun</text:p>
      <text:p text:style-name="P5">amnesia</text:p>
      <text:p text:style-name="P5">dashing-punch</text:p>
      <text:p text:style-name="P5">bubble</text:p>
      <text:p text:style-name="P5">waterfall</text:p>
      <text:p text:style-name="P5">hydro-pump</text:p>
      <text:p text:style-name="P5">slap</text:p>
      <text:p text:style-name="P5">star-freeze</text:p>
      <text:p text:style-name="P5">true.</text:p>
      <text:p text:style-name="P5"/>
      <text:p text:style-name="P5">?- display_cen_attacks.</text:p>
      <text:p text:style-name="P5">gnaw</text:p>
      <text:p text:style-name="P5">leech-seed</text:p>
      <text:p text:style-name="P5">gnaw</text:p>
      <text:p text:style-name="P5">scratch</text:p>
      <text:p text:style-name="P5">confuse-ray</text:p>
      <text:p text:style-name="P5"><text:soft-page-break/>water-gun</text:p>
      <text:p text:style-name="P5">bubble</text:p>
      <text:p text:style-name="P5">slap</text:p>
      <text:p text:style-name="P5">true.</text:p>
      <text:p text:style-name="P5"/>
      <text:p text:style-name="P5">?- indicate_attack(charmander).</text:p>
      <text:p text:style-name="P5">charmander --&gt; scratch</text:p>
      <text:p text:style-name="P5">true.</text:p>
      <text:p text:style-name="P5"/>
      <text:p text:style-name="P5">?- indicate_attack(bulbasaur).</text:p>
      <text:p text:style-name="P5">bulbasaur --&gt; leech-seed</text:p>
      <text:p text:style-name="P5">true.</text:p>
      <text:p text:style-name="P5"/>
      <text:p text:style-name="P5">?- indicate_attacks.</text:p>
      <text:p text:style-name="P5">pikachu --&gt; gnaw</text:p>
      <text:p text:style-name="P5">raichu --&gt; thunder-shock</text:p>
      <text:p text:style-name="P5">bulbasaur --&gt; leech-seed</text:p>
      <text:p text:style-name="P5">ivysaur --&gt; vine-whip</text:p>
      <text:p text:style-name="P5">venusaur --&gt; poison-powder</text:p>
      <text:p text:style-name="P5">caterpie --&gt; gnaw</text:p>
      <text:p text:style-name="P5">metapod --&gt; stun-spore</text:p>
      <text:p text:style-name="P5">butterfree --&gt; whirlwind</text:p>
      <text:p text:style-name="P5">charmander --&gt; scratch</text:p>
      <text:p text:style-name="P5">charmeleon --&gt; slash</text:p>
      <text:p text:style-name="P5">charizard --&gt; royal-blaze</text:p>
      <text:p text:style-name="P5">vulpix --&gt; confuse-ray</text:p>
      <text:p text:style-name="P5">ninetails --&gt; fire-blast</text:p>
      <text:p text:style-name="P5">poliwag --&gt; water-gun</text:p>
      <text:p text:style-name="P5">poliwhirl --&gt; amnesia</text:p>
      <text:p text:style-name="P5">poliwrath --&gt; dashing-punch</text:p>
      <text:p text:style-name="P5"><text:soft-page-break/>squirtle --&gt; bubble</text:p>
      <text:p text:style-name="P5">wartortle --&gt; waterfall</text:p>
      <text:p text:style-name="P5">blastoise --&gt; hydro-pump</text:p>
      <text:p text:style-name="P5">staryu --&gt; slap</text:p>
      <text:p text:style-name="P5">starmie --&gt; star-freeze</text:p>
      <text:p text:style-name="P5">true.</text:p>
      <text:p text:style-name="P5"/>
      <text:p text:style-name="P5">?- powerful(Name).</text:p>
      <text:p text:style-name="P5">Name = raichu ;</text:p>
      <text:p text:style-name="P5">Name = venusaur ;</text:p>
      <text:p text:style-name="P5">Name = butterfree ;</text:p>
      <text:p text:style-name="P5">Name = charizard ;</text:p>
      <text:p text:style-name="P5">Name = ninetails ;</text:p>
      <text:p text:style-name="P5">Name = wartortle ;</text:p>
      <text:p text:style-name="P5">Name = blastoise ;</text:p>
      <text:p text:style-name="P5">false.</text:p>
      <text:p text:style-name="P5"/>
      <text:p text:style-name="P5">?- tough(Name).</text:p>
      <text:p text:style-name="P5">Name = venusaur ;</text:p>
      <text:p text:style-name="P5">Name = butterfree ;</text:p>
      <text:p text:style-name="P5">Name = charizard ;</text:p>
      <text:p text:style-name="P5">Name = poliwrath ;</text:p>
      <text:p text:style-name="P5">Name = blastoise ;</text:p>
      <text:p text:style-name="P5">false.</text:p>
      <text:p text:style-name="P5"/>
      <text:p text:style-name="P5">?- awesome(Name).</text:p>
      <text:p text:style-name="P5">Name = venusaur ;</text:p>
      <text:p text:style-name="P5">Name = butterfree ;</text:p>
      <text:p text:style-name="P5">Name = charizard ;</text:p>
      <text:p text:style-name="P5">Name = blastoise ;</text:p>
      <text:p text:style-name="P5"><text:soft-page-break/>false.</text:p>
      <text:p text:style-name="P5"/>
      <text:p text:style-name="P5">?- powerful_but_vulnerable(Name).</text:p>
      <text:p text:style-name="P5">Name = raichu ;</text:p>
      <text:p text:style-name="P5">Name = ninetails ;</text:p>
      <text:p text:style-name="P5">Name = wartortle ;</text:p>
      <text:p text:style-name="P5">false.</text:p>
      <text:p text:style-name="P5"/>
      <text:p text:style-name="P5">?- type(squirtle,Type).</text:p>
      <text:p text:style-name="P5">Type = water.</text:p>
      <text:p text:style-name="P5"/>
      <text:p text:style-name="P5">?- type(caterpie,Type).</text:p>
      <text:p text:style-name="P5">Type = grass.</text:p>
      <text:p text:style-name="P5"/>
      <text:p text:style-name="P5">?- type(Name,fire),write(Name),nl,fail.</text:p>
      <text:p text:style-name="P5">charmander</text:p>
      <text:p text:style-name="P5">charmeleon</text:p>
      <text:p text:style-name="P5">charizard</text:p>
      <text:p text:style-name="P5">vulpix</text:p>
      <text:p text:style-name="P5">ninetails</text:p>
      <text:p text:style-name="P5">false.</text:p>
      <text:p text:style-name="P5"/>
      <text:p text:style-name="P5">?- dump_kind(water).</text:p>
      <text:p text:style-name="P5">pokemon(name(poliwag),water,hp(60),attack(water-gun,30))</text:p>
      <text:p text:style-name="P5">pokemon(name(poliwhirl),water,hp(80),attack(amnesia,30))</text:p>
      <text:p text:style-name="P5">pokemon(name(poliwrath),water,hp(140),attack(dashing-punch,50))</text:p>
      <text:p text:style-name="P5">pokemon(name(squirtle),water,hp(40),attack(bubble,10))</text:p>
      <text:p text:style-name="P5">pokemon(name(wartortle),water,hp(80),attack(waterfall,60))</text:p>
      <text:p text:style-name="P5">pokemon(name(blastoise),water,hp(140),attack(hydro-pump,60))</text:p>
      <text:p text:style-name="P5">pokemon(name(staryu),water,hp(40),attack(slap,20))</text:p>
      <text:p text:style-name="P5"><text:soft-page-break/>pokemon(name(starmie),water,hp(60),attack(star-freeze,20))</text:p>
      <text:p text:style-name="P5">true.</text:p>
      <text:p text:style-name="P5"/>
      <text:p text:style-name="P5">?- dump_kind(grass).</text:p>
      <text:p text:style-name="P5">pokemon(name(bulbasaur),grass,hp(40),attack(leech-seed,20))</text:p>
      <text:p text:style-name="P5">pokemon(name(ivysaur),grass,hp(60),attack(vine-whip,30))</text:p>
      <text:p text:style-name="P5">pokemon(name(venusaur),grass,hp(140),attack(poison-powder,70))</text:p>
      <text:p text:style-name="P5">pokemon(name(caterpie),grass,hp(50),attack(gnaw,20))</text:p>
      <text:p text:style-name="P5">pokemon(name(metapod),grass,hp(70),attack(stun-spore,20))</text:p>
      <text:p text:style-name="P5">pokemon(name(butterfree),grass,hp(130),attack(whirlwind,80))</text:p>
      <text:p text:style-name="P5">true.</text:p>
      <text:p text:style-name="P5"/>
      <text:p text:style-name="P5">?- family(pikachu).</text:p>
      <text:p text:style-name="P5">pikachu raichu</text:p>
      <text:p text:style-name="P5">true.</text:p>
      <text:p text:style-name="P5"/>
      <text:p text:style-name="P5">?- family(bulbasaur).</text:p>
      <text:p text:style-name="P5">bulbasaur ivysaur venusaur</text:p>
      <text:p text:style-name="P5">true.</text:p>
      <text:p text:style-name="P5"/>
      <text:p text:style-name="P5">?- family(caterpie).</text:p>
      <text:p text:style-name="P5">caterpie metapod butterfree</text:p>
      <text:p text:style-name="P5">true.</text:p>
      <text:p text:style-name="P5"/>
      <text:p text:style-name="P5">?- families.</text:p>
      <text:p text:style-name="P5">pikachu raichu</text:p>
      <text:p text:style-name="P5">bulbasaur ivysaur venusaur</text:p>
      <text:p text:style-name="P5">caterpie metapod butterfree</text:p>
      <text:p text:style-name="P5">charmander charmeleon charizard</text:p>
      <text:p text:style-name="P5">vulpix ninetails</text:p>
      <text:p text:style-name="P5"><text:soft-page-break/>poliwag poliwhirl poliwrath</text:p>
      <text:p text:style-name="P5">squirtle wartortle blastoise</text:p>
      <text:p text:style-name="P5">staryu starmie</text:p>
      <text:p text:style-name="P5">true.</text:p>
      <text:p text:style-name="P5"/>
      <text:p text:style-name="P5">?- lineage(pikachu).</text:p>
      <text:p text:style-name="P5">pokemon(name(pikachu),electric,hp(60),attack(gnaw,10))</text:p>
      <text:p text:style-name="P5">pokemon(name(raichu),electric,hp(90),attack(thunder-shock,90))</text:p>
      <text:p text:style-name="P5">true .</text:p>
      <text:p text:style-name="P5"/>
      <text:p text:style-name="P5">?- lineage(squirtle).</text:p>
      <text:p text:style-name="P5">pokemon(name(squirtle),water,hp(40),attack(bubble,10))</text:p>
      <text:p text:style-name="P5">pokemon(name(wartortle),water,hp(80),attack(waterfall,60))</text:p>
      <text:p text:style-name="P5">pokemon(name(blastoise),water,hp(140),attack(hydro-pump,60))</text:p>
      <text:p text:style-name="P5">true .</text:p>
      <text:p text:style-name="P5"/>
      <text:p text:style-name="P5">?- lineage(wartortle).</text:p>
      <text:p text:style-name="P5">pokemon(name(wartortle),water,hp(80),attack(waterfall,60))</text:p>
      <text:p text:style-name="P5">pokemon(name(blastoise),water,hp(140),attack(hydro-pump,60))</text:p>
      <text:p text:style-name="P5">true .</text:p>
      <text:p text:style-name="P5"/>
      <text:p text:style-name="P5">?- lineage(blastoise).</text:p>
      <text:p text:style-name="P5">pokemon(name(blastoise),water,hp(140),attack(hydro-pump,60))</text:p>
      <text:p text:style-name="P5">true.</text:p>
      <text:p text:style-name="P5"/>
      <text:p text:style-name="P5">?- lineage(charmander).</text:p>
      <text:p text:style-name="P5">pokemon(name(charmander),fire,hp(50),attack(scratch,10))</text:p>
      <text:p text:style-name="P5">pokemon(name(charmeleon),fire,hp(80),attack(slash,50))</text:p>
      <text:p text:style-name="P5">pokemon(name(charizard),fire,hp(170),attack(royal-blaze,100))</text:p>
      <text:p text:style-name="P5">true .</text:p>
      <text:p text:style-name="P2"><text:soft-page-break/>Part 5: KB Augmented by 12 Pokemon</text:p>
      <text:p text:style-name="P5">% -----------------------------------------------------------------------</text:p>
      <text:p text:style-name="P5">% -----------------------------------------------------------------------</text:p>
      <text:p text:style-name="P5">% --- File: pokemon.pro</text:p>
      <text:p text:style-name="P5">% --- Line: Just a few facts about pokemon</text:p>
      <text:p text:style-name="P5">% -----------------------------------------------------------------------</text:p>
      <text:p text:style-name="P5"/>
      <text:p text:style-name="P5">% -----------------------------------------------------------------------</text:p>
      <text:p text:style-name="P5">% --- cen(P) :: Pokemon P was "creatio ex nihilo"</text:p>
      <text:p text:style-name="P5"/>
      <text:p text:style-name="P5">cen(pikachu).</text:p>
      <text:p text:style-name="P5">cen(bulbasaur).</text:p>
      <text:p text:style-name="P5">cen(caterpie).</text:p>
      <text:p text:style-name="P5">cen(charmander).</text:p>
      <text:p text:style-name="P5">cen(vulpix).</text:p>
      <text:p text:style-name="P5">cen(poliwag).</text:p>
      <text:p text:style-name="P5">cen(squirtle).</text:p>
      <text:p text:style-name="P5">cen(staryu).</text:p>
      <text:p text:style-name="P5"/>
      <text:p text:style-name="P5">%--- Additions to kb</text:p>
      <text:p text:style-name="P5"/>
      <text:p text:style-name="P5">cen(mudkip).</text:p>
      <text:p text:style-name="P5">cen(torchic).</text:p>
      <text:p text:style-name="P5">cen(treecko).</text:p>
      <text:p text:style-name="P5">cen(elekid).</text:p>
      <text:p text:style-name="P5"/>
      <text:p text:style-name="P5">% -----------------------------------------------------------------------</text:p>
      <text:p text:style-name="P5">% --- evolves(P,Q) :: Pokemon P directly evolves to pokemon Q</text:p>
      <text:p text:style-name="P5"/>
      <text:p text:style-name="P5"><text:soft-page-break/>evolves(pikachu,raichu).</text:p>
      <text:p text:style-name="P5">evolves(bulbasaur,ivysaur).</text:p>
      <text:p text:style-name="P5">evolves(ivysaur,venusaur).</text:p>
      <text:p text:style-name="P5">evolves(caterpie,metapod).</text:p>
      <text:p text:style-name="P5">evolves(metapod,butterfree).</text:p>
      <text:p text:style-name="P5">evolves(charmander,charmeleon).</text:p>
      <text:p text:style-name="P5">evolves(charmeleon,charizard).</text:p>
      <text:p text:style-name="P5">evolves(vulpix,ninetails).</text:p>
      <text:p text:style-name="P5">evolves(poliwag,poliwhirl).</text:p>
      <text:p text:style-name="P5">evolves(poliwhirl,poliwrath).</text:p>
      <text:p text:style-name="P5">evolves(squirtle,wartortle).</text:p>
      <text:p text:style-name="P5">evolves(wartortle,blastoise).</text:p>
      <text:p text:style-name="P5">evolves(staryu,starmie).</text:p>
      <text:p text:style-name="P5"/>
      <text:p text:style-name="P5">%--- Additions to kb</text:p>
      <text:p text:style-name="P5"/>
      <text:p text:style-name="P5">evolves(mudkip,marshtomp).</text:p>
      <text:p text:style-name="P5">evolves(marshtomp,swampert).</text:p>
      <text:p text:style-name="P5">evolves(torchic,combusken).</text:p>
      <text:p text:style-name="P5">evolves(combusken,blaziken).</text:p>
      <text:p text:style-name="P5">evolves(treecko,grovyle).</text:p>
      <text:p text:style-name="P5">evolves(grovyle,sceptile).</text:p>
      <text:p text:style-name="P5">evolves(elekid,electabuzz).</text:p>
      <text:p text:style-name="P5">evolves(electabuzz,electivire).</text:p>
      <text:p text:style-name="P5"/>
      <text:p text:style-name="P5">% -----------------------------------------------------------------------</text:p>
      <text:p text:style-name="P5">% --- pokemon(name(N),T,hp(H),attach(A,D)) :: There is a pokemon with</text:p>
      <text:p text:style-name="P5">% --- name N, type T, hit point value H, and attach named A that does</text:p>
      <text:p text:style-name="P5">% --- damage D.</text:p>
      <text:p text:style-name="P5"/>
      <text:p text:style-name="P5"><text:soft-page-break/>pokemon(name(pikachu), electric, hp(60), attack(gnaw, 10)).</text:p>
      <text:p text:style-name="P5">pokemon(name(raichu), electric, hp(90), attack(thunder-shock, 90)).</text:p>
      <text:p text:style-name="P5"/>
      <text:p text:style-name="P5">pokemon(name(bulbasaur), grass, hp(40), attack(leech-seed, 20)).</text:p>
      <text:p text:style-name="P5">pokemon(name(ivysaur), grass, hp(60), attack(vine-whip, 30)).</text:p>
      <text:p text:style-name="P5">pokemon(name(venusaur), grass, hp(140), attack(poison-powder, 70)).</text:p>
      <text:p text:style-name="P5"/>
      <text:p text:style-name="P5">pokemon(name(caterpie), grass, hp(50), attack(gnaw, 20)).</text:p>
      <text:p text:style-name="P5">pokemon(name(metapod), grass, hp(70), attack(stun-spore, 20)).</text:p>
      <text:p text:style-name="P5">pokemon(name(butterfree), grass, hp(130), attack(whirlwind, 80)).</text:p>
      <text:p text:style-name="P5"/>
      <text:p text:style-name="P5">pokemon(name(charmander), fire, hp(50), attack(scratch, 10)).</text:p>
      <text:p text:style-name="P5">pokemon(name(charmeleon), fire, hp(80), attack(slash, 50)).</text:p>
      <text:p text:style-name="P5">pokemon(name(charizard), fire, hp(170), attack(royal-blaze, 100)).</text:p>
      <text:p text:style-name="P5"/>
      <text:p text:style-name="P5">pokemon(name(vulpix), fire, hp(60), attack(confuse-ray, 20)).</text:p>
      <text:p text:style-name="P5">pokemon(name(ninetails), fire, hp(100), attack(fire-blast, 120)).</text:p>
      <text:p text:style-name="P5"/>
      <text:p text:style-name="P5">pokemon(name(poliwag), water, hp(60), attack(water-gun, 30)).</text:p>
      <text:p text:style-name="P5">pokemon(name(poliwhirl), water, hp(80), attack(amnesia, 30)).</text:p>
      <text:p text:style-name="P5">pokemon(name(poliwrath), water, hp(140), attack(dashing-punch, 50)).</text:p>
      <text:p text:style-name="P5"/>
      <text:p text:style-name="P5">pokemon(name(squirtle), water, hp(40), attack(bubble, 10)).</text:p>
      <text:p text:style-name="P5">pokemon(name(wartortle), water, hp(80), attack(waterfall, 60)).</text:p>
      <text:p text:style-name="P5">pokemon(name(blastoise), water, hp(140), attack(hydro-pump, 60)).</text:p>
      <text:p text:style-name="P5"/>
      <text:p text:style-name="P5">pokemon(name(staryu), water, hp(40), attack(slap, 20)).</text:p>
      <text:p text:style-name="P5">pokemon(name(starmie), water, hp(60), attack(star-freeze, 20)).</text:p>
      <text:p text:style-name="P5"/>
      <text:p text:style-name="P5">%--- Additions to kb</text:p>
      <text:p text:style-name="P5"><text:soft-page-break/></text:p>
      <text:p text:style-name="P5">pokemon(name(mudkip), water, hp(50), attack(water-gun, 30)).</text:p>
      <text:p text:style-name="P5">pokemon(name(marshtomp), water, hp(75), attack(water-pulse, 60)).</text:p>
      <text:p text:style-name="P5">pokemon(name(swampert), water, hp(110), attack(muddy-water, 90)).</text:p>
      <text:p text:style-name="P5"/>
      <text:p text:style-name="P5">pokemon(name(torchic), fire, hp(45), attack(scratch, 10)).</text:p>
      <text:p text:style-name="P5">pokemon(name(combusken), fire, hp(60), attack(flame-charge, 50)).</text:p>
      <text:p text:style-name="P5">pokemon(name(blaziken), fire, hp(90), attack(blaze-kick, 85)).</text:p>
      <text:p text:style-name="P5"/>
      <text:p text:style-name="P5">pokemon(name(treecko), grass, hp(40), attack(scratch, 10)).</text:p>
      <text:p text:style-name="P5">pokemon(name(grovyle), grass, hp(50), attack(leafage, 40)).</text:p>
      <text:p text:style-name="P5">pokemon(name(sceptile), grass, hp(75), attack(leaf-blade, 90)).</text:p>
      <text:p text:style-name="P5"/>
      <text:p text:style-name="P5">pokemon(name(elekid), electric, hp(45), attack(thundershock, 40)).</text:p>
      <text:p text:style-name="P5">pokemon(name(electabuzz), electric, hp(70), attack(thunder-punch, 75)).</text:p>
      <text:p text:style-name="P5">pokemon(name(electivire), electric, hp(120), attack(zap-cannon, 120)).</text:p>
      <text:p text:style-name="P5"/>
      <text:p text:style-name="P2">Part 6: Interaction demo with the KB Augmented by 12 Pokemon</text:p>
      <text:p text:style-name="P5">Welcome to SWI-Prolog (threaded, 64 bits, version 9.0.4)</text:p>
      <text:p text:style-name="P5">SWI-Prolog comes with ABSOLUTELY NO WARRANTY. This is free software.</text:p>
      <text:p text:style-name="P5">Please run ?- license. for legal details.</text:p>
      <text:p text:style-name="P5"/>
      <text:p text:style-name="P5">For online help and background, visit https://www.swi-prolog.org</text:p>
      <text:p text:style-name="P5">For built-in help, use ?- help(Topic). or ?- apropos(Word).</text:p>
      <text:p text:style-name="P5"/>
      <text:p text:style-name="P5">?- consult('pokemon.pro').</text:p>
      <text:p text:style-name="P5">true.</text:p>
      <text:p text:style-name="P5"/>
      <text:p text:style-name="P5">?- display_cen.</text:p>
      <text:p text:style-name="P5"><text:soft-page-break/>pikachu</text:p>
      <text:p text:style-name="P5">bulbasaur</text:p>
      <text:p text:style-name="P5">caterpie</text:p>
      <text:p text:style-name="P5">charmander</text:p>
      <text:p text:style-name="P5">vulpix</text:p>
      <text:p text:style-name="P5">poliwag</text:p>
      <text:p text:style-name="P5">squirtle</text:p>
      <text:p text:style-name="P5">staryu</text:p>
      <text:p text:style-name="P5">mudkip</text:p>
      <text:p text:style-name="P5">torchic</text:p>
      <text:p text:style-name="P5">treecko</text:p>
      <text:p text:style-name="P5">elekid</text:p>
      <text:p text:style-name="P5">true.</text:p>
      <text:p text:style-name="P5"/>
      <text:p text:style-name="P5">?- display_not_cen.</text:p>
      <text:p text:style-name="P5">raichu</text:p>
      <text:p text:style-name="P5">ivysaur</text:p>
      <text:p text:style-name="P5">venusaur</text:p>
      <text:p text:style-name="P5">metapod</text:p>
      <text:p text:style-name="P5">butterfree</text:p>
      <text:p text:style-name="P5">charmeleon</text:p>
      <text:p text:style-name="P5">charizard</text:p>
      <text:p text:style-name="P5">ninetails</text:p>
      <text:p text:style-name="P5">poliwhirl</text:p>
      <text:p text:style-name="P5">poliwrath</text:p>
      <text:p text:style-name="P5">wartortle</text:p>
      <text:p text:style-name="P5">blastoise</text:p>
      <text:p text:style-name="P5">starmie</text:p>
      <text:p text:style-name="P5">marshtomp</text:p>
      <text:p text:style-name="P5">swampert</text:p>
      <text:p text:style-name="P5"><text:soft-page-break/>combusken</text:p>
      <text:p text:style-name="P5">blaziken</text:p>
      <text:p text:style-name="P5">grovyle</text:p>
      <text:p text:style-name="P5">sceptile</text:p>
      <text:p text:style-name="P5">electabuzz</text:p>
      <text:p text:style-name="P5">electivire</text:p>
      <text:p text:style-name="P5">true.</text:p>
      <text:p text:style-name="P5"/>
      <text:p text:style-name="P5">?- generator(Name,fire).</text:p>
      <text:p text:style-name="P5">Name = charmander ;</text:p>
      <text:p text:style-name="P5">Name = vulpix ;</text:p>
      <text:p text:style-name="P5">Name = torchic ;</text:p>
      <text:p text:style-name="P5">false.</text:p>
      <text:p text:style-name="P5"/>
      <text:p text:style-name="P5">?- generator(Name,water).</text:p>
      <text:p text:style-name="P5">Name = poliwag ;</text:p>
      <text:p text:style-name="P5">Name = squirtle ;</text:p>
      <text:p text:style-name="P5">Name = staryu ;</text:p>
      <text:p text:style-name="P5">Name = mudkip ;</text:p>
      <text:p text:style-name="P5">false.</text:p>
      <text:p text:style-name="P5"/>
      <text:p text:style-name="P5">?- generator(Name,electric).</text:p>
      <text:p text:style-name="P5">Name = pikachu ;</text:p>
      <text:p text:style-name="P5">Name = elekid ;</text:p>
      <text:p text:style-name="P5">false.</text:p>
      <text:p text:style-name="P5"/>
      <text:p text:style-name="P5">?- generator(Name,grass).</text:p>
      <text:p text:style-name="P5">Name = bulbasaur ;</text:p>
      <text:p text:style-name="P5">Name = caterpie ;</text:p>
      <text:p text:style-name="P5">Name = treecko ;</text:p>
      <text:p text:style-name="P5"><text:soft-page-break/>false.</text:p>
      <text:p text:style-name="P5"/>
      <text:p text:style-name="P5">?- display_names.</text:p>
      <text:p text:style-name="P5">pikachu</text:p>
      <text:p text:style-name="P5">raichu</text:p>
      <text:p text:style-name="P5">bulbasaur</text:p>
      <text:p text:style-name="P5">ivysaur</text:p>
      <text:p text:style-name="P5">venusaur</text:p>
      <text:p text:style-name="P5">caterpie</text:p>
      <text:p text:style-name="P5">metapod</text:p>
      <text:p text:style-name="P5">butterfree</text:p>
      <text:p text:style-name="P5">charmander</text:p>
      <text:p text:style-name="P5">charmeleon</text:p>
      <text:p text:style-name="P5">charizard</text:p>
      <text:p text:style-name="P5">vulpix</text:p>
      <text:p text:style-name="P5">ninetails</text:p>
      <text:p text:style-name="P5">poliwag</text:p>
      <text:p text:style-name="P5">poliwhirl</text:p>
      <text:p text:style-name="P5">poliwrath</text:p>
      <text:p text:style-name="P5">squirtle</text:p>
      <text:p text:style-name="P5">wartortle</text:p>
      <text:p text:style-name="P5">blastoise</text:p>
      <text:p text:style-name="P5">staryu</text:p>
      <text:p text:style-name="P5">starmie</text:p>
      <text:p text:style-name="P5">mudkip</text:p>
      <text:p text:style-name="P5">marshtomp</text:p>
      <text:p text:style-name="P5">swampert</text:p>
      <text:p text:style-name="P5">torchic</text:p>
      <text:p text:style-name="P5">combusken</text:p>
      <text:p text:style-name="P5">blaziken</text:p>
      <text:p text:style-name="P5"><text:soft-page-break/>treecko</text:p>
      <text:p text:style-name="P5">grovyle</text:p>
      <text:p text:style-name="P5">sceptile</text:p>
      <text:p text:style-name="P5">elekid</text:p>
      <text:p text:style-name="P5">electabuzz</text:p>
      <text:p text:style-name="P5">electivire</text:p>
      <text:p text:style-name="P5">true.</text:p>
      <text:p text:style-name="P5"/>
      <text:p text:style-name="P5">?- display_attacks.</text:p>
      <text:p text:style-name="P5">gnaw</text:p>
      <text:p text:style-name="P5">thunder-shock</text:p>
      <text:p text:style-name="P5">leech-seed</text:p>
      <text:p text:style-name="P5">vine-whip</text:p>
      <text:p text:style-name="P5">poison-powder</text:p>
      <text:p text:style-name="P5">gnaw</text:p>
      <text:p text:style-name="P5">stun-spore</text:p>
      <text:p text:style-name="P5">whirlwind</text:p>
      <text:p text:style-name="P5">scratch</text:p>
      <text:p text:style-name="P5">slash</text:p>
      <text:p text:style-name="P5">royal-blaze</text:p>
      <text:p text:style-name="P5">confuse-ray</text:p>
      <text:p text:style-name="P5">fire-blast</text:p>
      <text:p text:style-name="P5">water-gun</text:p>
      <text:p text:style-name="P5">amnesia</text:p>
      <text:p text:style-name="P5">dashing-punch</text:p>
      <text:p text:style-name="P5">bubble</text:p>
      <text:p text:style-name="P5">waterfall</text:p>
      <text:p text:style-name="P5">hydro-pump</text:p>
      <text:p text:style-name="P5">slap</text:p>
      <text:p text:style-name="P5">star-freeze</text:p>
      <text:p text:style-name="P5"><text:soft-page-break/>water-gun</text:p>
      <text:p text:style-name="P5">water-pulse</text:p>
      <text:p text:style-name="P5">muddy-water</text:p>
      <text:p text:style-name="P5">scratch</text:p>
      <text:p text:style-name="P5">flame-charge</text:p>
      <text:p text:style-name="P5">blaze-kick</text:p>
      <text:p text:style-name="P5">scratch</text:p>
      <text:p text:style-name="P5">leafage</text:p>
      <text:p text:style-name="P5">leaf-blade</text:p>
      <text:p text:style-name="P5">thundershock</text:p>
      <text:p text:style-name="P5">thunder-punch</text:p>
      <text:p text:style-name="P5">zap-cannon</text:p>
      <text:p text:style-name="P5">true.</text:p>
      <text:p text:style-name="P5"/>
      <text:p text:style-name="P5">?- display_cen_attacks.</text:p>
      <text:p text:style-name="P5">gnaw</text:p>
      <text:p text:style-name="P5">leech-seed</text:p>
      <text:p text:style-name="P5">gnaw</text:p>
      <text:p text:style-name="P5">scratch</text:p>
      <text:p text:style-name="P5">confuse-ray</text:p>
      <text:p text:style-name="P5">water-gun</text:p>
      <text:p text:style-name="P5">bubble</text:p>
      <text:p text:style-name="P5">slap</text:p>
      <text:p text:style-name="P5">water-gun</text:p>
      <text:p text:style-name="P5">scratch</text:p>
      <text:p text:style-name="P5">scratch</text:p>
      <text:p text:style-name="P5">thundershock</text:p>
      <text:p text:style-name="P5">true.</text:p>
      <text:p text:style-name="P5"/>
      <text:p text:style-name="P5">?- indicate_attack(electabuzz).</text:p>
      <text:p text:style-name="P5"><text:soft-page-break/>electabuzz --&gt; thunder-punch</text:p>
      <text:p text:style-name="P5">true.</text:p>
      <text:p text:style-name="P5"/>
      <text:p text:style-name="P5">?- indicate_attack(mudkip).</text:p>
      <text:p text:style-name="P5">mudkip --&gt; water-gun</text:p>
      <text:p text:style-name="P5">true.</text:p>
      <text:p text:style-name="P5"/>
      <text:p text:style-name="P5">?- indicate_attacks.</text:p>
      <text:p text:style-name="P5">pikachu --&gt; gnaw</text:p>
      <text:p text:style-name="P5">raichu --&gt; thunder-shock</text:p>
      <text:p text:style-name="P5">bulbasaur --&gt; leech-seed</text:p>
      <text:p text:style-name="P5">ivysaur --&gt; vine-whip</text:p>
      <text:p text:style-name="P5">venusaur --&gt; poison-powder</text:p>
      <text:p text:style-name="P5">caterpie --&gt; gnaw</text:p>
      <text:p text:style-name="P5">metapod --&gt; stun-spore</text:p>
      <text:p text:style-name="P5">butterfree --&gt; whirlwind</text:p>
      <text:p text:style-name="P5">charmander --&gt; scratch</text:p>
      <text:p text:style-name="P5">charmeleon --&gt; slash</text:p>
      <text:p text:style-name="P5">charizard --&gt; royal-blaze</text:p>
      <text:p text:style-name="P5">vulpix --&gt; confuse-ray</text:p>
      <text:p text:style-name="P5">ninetails --&gt; fire-blast</text:p>
      <text:p text:style-name="P5">poliwag --&gt; water-gun</text:p>
      <text:p text:style-name="P5">poliwhirl --&gt; amnesia</text:p>
      <text:p text:style-name="P5">poliwrath --&gt; dashing-punch</text:p>
      <text:p text:style-name="P5">squirtle --&gt; bubble</text:p>
      <text:p text:style-name="P5">wartortle --&gt; waterfall</text:p>
      <text:p text:style-name="P5">blastoise --&gt; hydro-pump</text:p>
      <text:p text:style-name="P5">staryu --&gt; slap</text:p>
      <text:p text:style-name="P5">starmie --&gt; star-freeze</text:p>
      <text:p text:style-name="P5">mudkip --&gt; water-gun</text:p>
      <text:p text:style-name="P5"><text:soft-page-break/>marshtomp --&gt; water-pulse</text:p>
      <text:p text:style-name="P5">swampert --&gt; muddy-water</text:p>
      <text:p text:style-name="P5">torchic --&gt; scratch</text:p>
      <text:p text:style-name="P5">combusken --&gt; flame-charge</text:p>
      <text:p text:style-name="P5">blaziken --&gt; blaze-kick</text:p>
      <text:p text:style-name="P5">treecko --&gt; scratch</text:p>
      <text:p text:style-name="P5">grovyle --&gt; leafage</text:p>
      <text:p text:style-name="P5">sceptile --&gt; leaf-blade</text:p>
      <text:p text:style-name="P5">elekid --&gt; thundershock</text:p>
      <text:p text:style-name="P5">electabuzz --&gt; thunder-punch</text:p>
      <text:p text:style-name="P5">electivire --&gt; zap-cannon</text:p>
      <text:p text:style-name="P5">true.</text:p>
      <text:p text:style-name="P5"/>
      <text:p text:style-name="P5">?- powerful(Name).</text:p>
      <text:p text:style-name="P5">Name = raichu ;</text:p>
      <text:p text:style-name="P5">Name = venusaur ;</text:p>
      <text:p text:style-name="P5">Name = butterfree ;</text:p>
      <text:p text:style-name="P5">Name = charizard ;</text:p>
      <text:p text:style-name="P5">Name = ninetails ;</text:p>
      <text:p text:style-name="P5">Name = wartortle ;</text:p>
      <text:p text:style-name="P5">Name = blastoise ;</text:p>
      <text:p text:style-name="P5">Name = marshtomp ;</text:p>
      <text:p text:style-name="P5">Name = swampert ;</text:p>
      <text:p text:style-name="P5">Name = blaziken ;</text:p>
      <text:p text:style-name="P5">Name = sceptile ;</text:p>
      <text:p text:style-name="P5">Name = electabuzz ;</text:p>
      <text:p text:style-name="P5">Name = electivire.</text:p>
      <text:p text:style-name="P5"/>
      <text:p text:style-name="P5">?- tough(Name).</text:p>
      <text:p text:style-name="P5">Name = venusaur ;</text:p>
      <text:p text:style-name="P5"><text:soft-page-break/>Name = butterfree ;</text:p>
      <text:p text:style-name="P5">Name = charizard ;</text:p>
      <text:p text:style-name="P5">Name = poliwrath ;</text:p>
      <text:p text:style-name="P5">Name = blastoise ;</text:p>
      <text:p text:style-name="P5">Name = swampert ;</text:p>
      <text:p text:style-name="P5">Name = electivire.</text:p>
      <text:p text:style-name="P5"/>
      <text:p text:style-name="P5">?- awesome(Name).</text:p>
      <text:p text:style-name="P5">Name = venusaur ;</text:p>
      <text:p text:style-name="P5">Name = butterfree ;</text:p>
      <text:p text:style-name="P5">Name = charizard ;</text:p>
      <text:p text:style-name="P5">Name = blastoise ;</text:p>
      <text:p text:style-name="P5">Name = swampert ;</text:p>
      <text:p text:style-name="P5">Name = electivire.</text:p>
      <text:p text:style-name="P5"/>
      <text:p text:style-name="P5">?- powerful_but_vulnerable(Name).</text:p>
      <text:p text:style-name="P5">Name = raichu ;</text:p>
      <text:p text:style-name="P5">Name = ninetails ;</text:p>
      <text:p text:style-name="P5">Name = wartortle ;</text:p>
      <text:p text:style-name="P5">Name = marshtomp ;</text:p>
      <text:p text:style-name="P5">Name = blaziken ;</text:p>
      <text:p text:style-name="P5">Name = sceptile ;</text:p>
      <text:p text:style-name="P5">Name = electabuzz ;</text:p>
      <text:p text:style-name="P5">false.</text:p>
      <text:p text:style-name="P5"/>
      <text:p text:style-name="P5">?- type(elekid,Type).</text:p>
      <text:p text:style-name="P5">Type = electric.</text:p>
      <text:p text:style-name="P5"/>
      <text:p text:style-name="P5">?- type(treecko,Type).</text:p>
      <text:p text:style-name="P5">Type = grass.</text:p>
      <text:p text:style-name="P5"><text:soft-page-break/></text:p>
      <text:p text:style-name="P5">?- type(Name,fire),write(Name),nl,fail.</text:p>
      <text:p text:style-name="P5">charmander</text:p>
      <text:p text:style-name="P5">charmeleon</text:p>
      <text:p text:style-name="P5">charizard</text:p>
      <text:p text:style-name="P5">vulpix</text:p>
      <text:p text:style-name="P5">ninetails</text:p>
      <text:p text:style-name="P5">torchic</text:p>
      <text:p text:style-name="P5">combusken</text:p>
      <text:p text:style-name="P5">blaziken</text:p>
      <text:p text:style-name="P5">false.</text:p>
      <text:p text:style-name="P5"/>
      <text:p text:style-name="P5">?- dump_kind(water).</text:p>
      <text:p text:style-name="P5">pokemon(name(poliwag),water,hp(60),attack(water-gun,30))</text:p>
      <text:p text:style-name="P5">pokemon(name(poliwhirl),water,hp(80),attack(amnesia,30))</text:p>
      <text:p text:style-name="P5">pokemon(name(poliwrath),water,hp(140),attack(dashing-punch,50))</text:p>
      <text:p text:style-name="P5">pokemon(name(squirtle),water,hp(40),attack(bubble,10))</text:p>
      <text:p text:style-name="P5">pokemon(name(wartortle),water,hp(80),attack(waterfall,60))</text:p>
      <text:p text:style-name="P5">pokemon(name(blastoise),water,hp(140),attack(hydro-pump,60))</text:p>
      <text:p text:style-name="P5">pokemon(name(staryu),water,hp(40),attack(slap,20))</text:p>
      <text:p text:style-name="P5">pokemon(name(starmie),water,hp(60),attack(star-freeze,20))</text:p>
      <text:p text:style-name="P5">pokemon(name(mudkip),water,hp(50),attack(water-gun,30))</text:p>
      <text:p text:style-name="P5">pokemon(name(marshtomp),water,hp(75),attack(water-pulse,60))</text:p>
      <text:p text:style-name="P5">pokemon(name(swampert),water,hp(110),attack(muddy-water,90))</text:p>
      <text:p text:style-name="P5">true.</text:p>
      <text:p text:style-name="P5"/>
      <text:p text:style-name="P5">?- dump_kind(grass).</text:p>
      <text:p text:style-name="P5">pokemon(name(bulbasaur),grass,hp(40),attack(leech-seed,20))</text:p>
      <text:p text:style-name="P5">pokemon(name(ivysaur),grass,hp(60),attack(vine-whip,30))</text:p>
      <text:p text:style-name="P5">pokemon(name(venusaur),grass,hp(140),attack(poison-powder,70))</text:p>
      <text:p text:style-name="P5"><text:soft-page-break/>pokemon(name(caterpie),grass,hp(50),attack(gnaw,20))</text:p>
      <text:p text:style-name="P5">pokemon(name(metapod),grass,hp(70),attack(stun-spore,20))</text:p>
      <text:p text:style-name="P5">pokemon(name(butterfree),grass,hp(130),attack(whirlwind,80))</text:p>
      <text:p text:style-name="P5">pokemon(name(treecko),grass,hp(40),attack(scratch,10))</text:p>
      <text:p text:style-name="P5">pokemon(name(grovyle),grass,hp(50),attack(leafage,40))</text:p>
      <text:p text:style-name="P5">pokemon(name(sceptile),grass,hp(75),attack(leaf-blade,90))</text:p>
      <text:p text:style-name="P5">true.</text:p>
      <text:p text:style-name="P5"/>
      <text:p text:style-name="P5">?- family(elekid).</text:p>
      <text:p text:style-name="P5">elekid electabuzz electivire</text:p>
      <text:p text:style-name="P5">true.</text:p>
      <text:p text:style-name="P5"/>
      <text:p text:style-name="P5">?- family(treecko).</text:p>
      <text:p text:style-name="P5">treecko grovyle sceptile</text:p>
      <text:p text:style-name="P5">true.</text:p>
      <text:p text:style-name="P5"/>
      <text:p text:style-name="P5">?- family(mudkip).</text:p>
      <text:p text:style-name="P5">mudkip marshtomp swampert</text:p>
      <text:p text:style-name="P5">true.</text:p>
      <text:p text:style-name="P5"/>
      <text:p text:style-name="P5">?- families.</text:p>
      <text:p text:style-name="P5">pikachu raichu</text:p>
      <text:p text:style-name="P5">bulbasaur ivysaur venusaur</text:p>
      <text:p text:style-name="P5">caterpie metapod butterfree</text:p>
      <text:p text:style-name="P5">charmander charmeleon charizard</text:p>
      <text:p text:style-name="P5">vulpix ninetails</text:p>
      <text:p text:style-name="P5">poliwag poliwhirl poliwrath</text:p>
      <text:p text:style-name="P5">squirtle wartortle blastoise</text:p>
      <text:p text:style-name="P5">staryu starmie</text:p>
      <text:p text:style-name="P5">mudkip marshtomp swampert</text:p>
      <text:p text:style-name="P5"><text:soft-page-break/>torchic combusken blaziken</text:p>
      <text:p text:style-name="P5">treecko grovyle sceptile</text:p>
      <text:p text:style-name="P5">elekid electabuzz electivire</text:p>
      <text:p text:style-name="P5">true.</text:p>
      <text:p text:style-name="P5"/>
      <text:p text:style-name="P5">?- lineage(torchic).</text:p>
      <text:p text:style-name="P5">pokemon(name(torchic),fire,hp(45),attack(scratch,10))</text:p>
      <text:p text:style-name="P5">pokemon(name(combusken),fire,hp(60),attack(flame-charge,50))</text:p>
      <text:p text:style-name="P5">pokemon(name(blaziken),fire,hp(90),attack(blaze-kick,85))</text:p>
      <text:p text:style-name="P5">true .</text:p>
      <text:p text:style-name="P5"/>
      <text:p text:style-name="P5">?- lineage(electabuzz).</text:p>
      <text:p text:style-name="P5">pokemon(name(electabuzz),electric,hp(70),attack(thunder-punch,75))</text:p>
      <text:p text:style-name="P5">pokemon(name(electivire),electric,hp(120),attack(zap-cannon,120))</text:p>
      <text:p text:style-name="P5">true .</text:p>
      <text:p text:style-name="P5"/>
      <text:p text:style-name="P5">?- lineage(elekid).</text:p>
      <text:p text:style-name="P5">pokemon(name(elekid),electric,hp(45),attack(thundershock,40))</text:p>
      <text:p text:style-name="P5">pokemon(name(electabuzz),electric,hp(70),attack(thunder-punch,75))</text:p>
      <text:p text:style-name="P5">pokemon(name(electivire),electric,hp(120),attack(zap-cannon,120))</text:p>
      <text:p text:style-name="P5">true .</text:p>
      <text:p text:style-name="P5"/>
      <text:p text:style-name="P5">?- lineage(electivire).</text:p>
      <text:p text:style-name="P5">pokemon(name(electivire),electric,hp(120),attack(zap-cannon,120))</text:p>
      <text:p text:style-name="P5">true.</text:p>
      <text:p text:style-name="P5"/>
      <text:p text:style-name="P5">?- lineage(mudkip).</text:p>
      <text:p text:style-name="P5">pokemon(name(mudkip),water,hp(50),attack(water-gun,30))</text:p>
      <text:p text:style-name="P5">pokemon(name(marshtomp),water,hp(75),attack(water-pulse,60))</text:p>
      <text:p text:style-name="P5">pokemon(name(swampert),water,hp(110),attack(muddy-water,90))</text:p>
      <text:p text:style-name="P5"><text:soft-page-break/>true .</text:p>
      <text:p text:style-name="P5"/>
      <text:p text:style-name="P1">Task 2 – List Processing</text:p>
      <text:p text:style-name="P2">Head/Tail Exercises</text:p>
      <text:p text:style-name="P5">Welcome to SWI-Prolog (threaded, 64 bits, version 9.0.4)</text:p>
      <text:p text:style-name="P5">SWI-Prolog comes with ABSOLUTELY NO WARRANTY. This is free software.</text:p>
      <text:p text:style-name="P5">Please run ?- license. for legal details.</text:p>
      <text:p text:style-name="P5"/>
      <text:p text:style-name="P5">For online help and background, visit https://www.swi-prolog.org</text:p>
      <text:p text:style-name="P5">For built-in help, use ?- help(Topic). or ?- apropos(Word).</text:p>
      <text:p text:style-name="P5"/>
      <text:p text:style-name="P5">?- [H|T] = [red, yellow, blue, green].</text:p>
      <text:p text:style-name="P5">H = red,</text:p>
      <text:p text:style-name="P5">T = [yellow, blue, green].</text:p>
      <text:p text:style-name="P5"/>
      <text:p text:style-name="P5">?- [H, T] = [red, yellow, blue, green].</text:p>
      <text:p text:style-name="P5">false.</text:p>
      <text:p text:style-name="P5"/>
      <text:p text:style-name="P5">?- [F|_] = [red, yellow, blue, green].</text:p>
      <text:p text:style-name="P5">F = red.</text:p>
      <text:p text:style-name="P5"/>
      <text:p text:style-name="P5">?- [_|[S|_]] = [red, yellow, blue, green].</text:p>
      <text:p text:style-name="P5">S = yellow.</text:p>
      <text:p text:style-name="P5"/>
      <text:p text:style-name="P5">?- [F|[S|R]] = [red, yellow, blue, green].</text:p>
      <text:p text:style-name="P5">F = red,</text:p>
      <text:p text:style-name="P5">S = yellow,</text:p>
      <text:p text:style-name="P5">R = [blue, green].</text:p>
      <text:p text:style-name="P5"/>
      <text:p text:style-name="P5"><text:soft-page-break/>?- List = [this|[and,that]].</text:p>
      <text:p text:style-name="P5">List = [this, and, that].</text:p>
      <text:p text:style-name="P5"/>
      <text:p text:style-name="P5">?- List = [this, and, that].</text:p>
      <text:p text:style-name="P5">List = [this, and, that].</text:p>
      <text:p text:style-name="P5"/>
      <text:p text:style-name="P5">?- [a,[b, c]] = [a, b, c].</text:p>
      <text:p text:style-name="P5">false.</text:p>
      <text:p text:style-name="P5"/>
      <text:p text:style-name="P5">?- [a|[b, c]] = [a, b, c].</text:p>
      <text:p text:style-name="P5">true.</text:p>
      <text:p text:style-name="P5"/>
      <text:p text:style-name="P5">?- [cell(Row,Column)|Rest] = [cell(1,1), cell(3,2), cell(1,3)].</text:p>
      <text:p text:style-name="P5">Row = Column, Column = 1,</text:p>
      <text:p text:style-name="P5">Rest = [cell(3, 2), cell(1, 3)].</text:p>
      <text:p text:style-name="P5"/>
      <text:p text:style-name="P5">?- [X|Y] = [one(un, uno), two(dos, deux), three(trois, tres)].</text:p>
      <text:p text:style-name="P5">X = one(un, uno),</text:p>
      <text:p text:style-name="P5">Y = [two(dos, deux), three(trois, tres)].</text:p>
      <text:p text:style-name="P5"/>
      <text:p text:style-name="P2">List Processing Code</text:p>
      <text:p text:style-name="P5">%------------------------------------------------------------------------</text:p>
      <text:p text:style-name="P5">%--- File: list_processors.pro</text:p>
      <text:p text:style-name="P5">%------------------------------------------------------------------------</text:p>
      <text:p text:style-name="P5"/>
      <text:p text:style-name="P5">%------------------------------------------------------------------------</text:p>
      <text:p text:style-name="P5">%--- first(List,First) :: returns the first element of a list.</text:p>
      <text:p text:style-name="P5"/>
      <text:p text:style-name="P5">first([H|_],H).</text:p>
      <text:p text:style-name="P5"><text:soft-page-break/></text:p>
      <text:p text:style-name="P5">%------------------------------------------------------------------------</text:p>
      <text:p text:style-name="P5">%--- rest(List,Remainder) :: returns the remainder of a list.</text:p>
      <text:p text:style-name="P5"/>
      <text:p text:style-name="P5">rest([_|T],T).</text:p>
      <text:p text:style-name="P5"/>
      <text:p text:style-name="P5">%------------------------------------------------------------------------</text:p>
      <text:p text:style-name="P5">%--- last(List, Result) :: returns the last element of a list.</text:p>
      <text:p text:style-name="P5"/>
      <text:p text:style-name="P5">last([H|[]],H). %--- Requires the remainder of the list to be empty</text:p>
      <text:p text:style-name="P5">last([_|T], Result) :- last(T, Result).</text:p>
      <text:p text:style-name="P5"/>
      <text:p text:style-name="P5">%------------------------------------------------------------------------</text:p>
      <text:p text:style-name="P5">%--- nth(Number,List,Result) :: returns the nth element of a list.</text:p>
      <text:p text:style-name="P5"/>
      <text:p text:style-name="P5">nth(0,[H|_],H).</text:p>
      <text:p text:style-name="P5">nth(N,[_|T], E) :- K is N - 1, nth(K,T,E).</text:p>
      <text:p text:style-name="P5"/>
      <text:p text:style-name="P5">%------------------------------------------------------------------------</text:p>
      <text:p text:style-name="P5">%--- writelist(List) :: prints all of the contents of a list on seperate</text:p>
      <text:p text:style-name="P5">%--- <text:s text:c="19"/>lines.</text:p>
      <text:p text:style-name="P5"/>
      <text:p text:style-name="P5">writelist([]).</text:p>
      <text:p text:style-name="P5">writelist([H|T]) :- write(H), nl, writelist(T).</text:p>
      <text:p text:style-name="P5"/>
      <text:p text:style-name="P5">%------------------------------------------------------------------------</text:p>
      <text:p text:style-name="P5">%--- sum(List, Result) :: returns the sum of every element in a list.</text:p>
      <text:p text:style-name="P5"/>
      <text:p text:style-name="P5">sum([],0).</text:p>
      <text:p text:style-name="P5">sum([Head|Tail],Sum) :-</text:p>
      <text:p text:style-name="P5"><text:soft-page-break/><text:s text:c="4"/>sum(Tail,SumOfTail),</text:p>
      <text:p text:style-name="P5"><text:s text:c="4"/>Sum is Head + SumOfTail.</text:p>
      <text:p text:style-name="P5"/>
      <text:p text:style-name="P5">%------------------------------------------------------------------------</text:p>
      <text:p text:style-name="P5">%--- add_first(Element, List, Result) :: returns a new list with an</text:p>
      <text:p text:style-name="P5">%--- <text:s text:c="36"/>element added to the front.</text:p>
      <text:p text:style-name="P5"/>
      <text:p text:style-name="P5">add_first(X,L,[X<text:span text:style-name="T5">|</text:span>L]).</text:p>
      <text:p text:style-name="P5"/>
      <text:p text:style-name="P5">%------------------------------------------------------------------------</text:p>
      <text:p text:style-name="P5">%--- add_last(Element, List, Result) :: returns a new list with an</text:p>
      <text:p text:style-name="P5">%--- <text:s text:c="35"/>element added to the end.</text:p>
      <text:p text:style-name="P5"/>
      <text:p text:style-name="P5">add_last(X,[],[X]).</text:p>
      <text:p text:style-name="P5">add_last(X,[H|T],[H|TX]) :- add_last(X,T,TX).</text:p>
      <text:p text:style-name="P5"/>
      <text:p text:style-name="P5">%------------------------------------------------------------------------</text:p>
      <text:p text:style-name="P5">%--- iota(N,Result)</text:p>
      <text:p text:style-name="P5"/>
      <text:p text:style-name="P5">iota(0,[]).</text:p>
      <text:p text:style-name="P5">iota(N,IotaN) :-</text:p>
      <text:p text:style-name="P5"><text:s text:c="4"/>K is N - 1,</text:p>
      <text:p text:style-name="P5"><text:s text:c="4"/>iota(K,IotaK),</text:p>
      <text:p text:style-name="P5"><text:s text:c="4"/>add_last(N,IotaK,IotaN).</text:p>
      <text:p text:style-name="P5"/>
      <text:p text:style-name="P5">%------------------------------------------------------------------------</text:p>
      <text:p text:style-name="P5">%--- pick(List,Result) :: picks an element from the list.</text:p>
      <text:p text:style-name="P5"/>
      <text:p text:style-name="P5">pick(L, Item) :-</text:p>
      <text:p text:style-name="P5"><text:s text:c="4"/>length(L,Length),</text:p>
      <text:p text:style-name="P5"><text:soft-page-break/><text:s text:c="4"/>random(0,Length,RN),</text:p>
      <text:p text:style-name="P5"><text:s text:c="4"/>nth(RN,L,Item).</text:p>
      <text:p text:style-name="P5"/>
      <text:p text:style-name="P5">%------------------------------------------------------------------------</text:p>
      <text:p text:style-name="P5">%--- make_set(List,Result) :: transforms a list into a set </text:p>
      <text:p text:style-name="P5"/>
      <text:p text:style-name="P5">make_set([],[]).</text:p>
      <text:p text:style-name="P5">make_set([H|T],TS) :-</text:p>
      <text:p text:style-name="P5"><text:s text:c="4"/>member(H,T),</text:p>
      <text:p text:style-name="P5"><text:s text:c="4"/>make_set(T,TS).</text:p>
      <text:p text:style-name="P5">make_set([H|T],[H|TS]) :-</text:p>
      <text:p text:style-name="P5"><text:s text:c="4"/>make_set(T,TS).</text:p>
      <text:p text:style-name="P5"/>
      <text:p text:style-name="P5">%------------------------------------------------------------------------</text:p>
      <text:p text:style-name="P5">%--- product(List,Result) :: takes the product of a list</text:p>
      <text:p text:style-name="P5"/>
      <text:p text:style-name="P5">product([],1).</text:p>
      <text:p text:style-name="P5">product([H|T],Result) :- product(T,ProductOfTail),</text:p>
      <text:p text:style-name="P5"><text:s text:c="24"/>Result is H * ProductOfTail.</text:p>
      <text:p text:style-name="P5"/>
      <text:p text:style-name="P5">%------------------------------------------------------------------------</text:p>
      <text:p text:style-name="P5">%--- factorial(N,Result) :: takes the factorial of N</text:p>
      <text:p text:style-name="P5"/>
      <text:p text:style-name="P5">factorial(N,Result) :- iota(N, IotaN), product(IotaN, Result).</text:p>
      <text:p text:style-name="P5"/>
      <text:p text:style-name="P5">%------------------------------------------------------------------------</text:p>
      <text:p text:style-name="P5">%--- make_list(N, Item, Result) :: Makes a list containing an Item N times</text:p>
      <text:p text:style-name="P5"/>
      <text:p text:style-name="P5">make_list(0, _, []).</text:p>
      <text:p text:style-name="P5">make_list(N, Item, [Item|ResultOfRec]) :- K is N - 1, make_list(K, Item, ResultOfRec).</text:p>
      <text:p text:style-name="P5"><text:soft-page-break/></text:p>
      <text:p text:style-name="P5">%------------------------------------------------------------------------</text:p>
      <text:p text:style-name="P5">%--- but_first(List,CDR) :: Produces the cdr of a list</text:p>
      <text:p text:style-name="P5"/>
      <text:p text:style-name="P5">but_first([_],[]).</text:p>
      <text:p text:style-name="P5">but_first([_|T],T).</text:p>
      <text:p text:style-name="P5"/>
      <text:p text:style-name="P5">%------------------------------------------------------------------------</text:p>
      <text:p text:style-name="P5">%--- but_last(List,RDC) :: Produces the rdc of a list</text:p>
      <text:p text:style-name="P5"/>
      <text:p text:style-name="P5">but_last([_],[]).</text:p>
      <text:p text:style-name="P5">but_last(List, RDC) :- reverse(List,ReversedList),</text:p>
      <text:p text:style-name="P5"><text:s text:c="23"/>but_first(ReversedList,ReversedListWithoutFirst),</text:p>
      <text:p text:style-name="P5"><text:s text:c="23"/>reverse(ReversedListWithoutFirst,RDC).</text:p>
      <text:p text:style-name="P5"/>
      <text:p text:style-name="P5">%------------------------------------------------------------------------</text:p>
      <text:p text:style-name="P5">%--- is_palindrome(List) :: Determines if a list is a palindrome</text:p>
      <text:p text:style-name="P5"/>
      <text:p text:style-name="P5">is_palindrome([]). </text:p>
      <text:p text:style-name="P5">is_palindrome([_]).</text:p>
      <text:p text:style-name="P5">is_palindrome(List) :- first(List, First), last(List, Last), First = Last,</text:p>
      <text:p text:style-name="P5"><text:s text:c="23"/>but_first(List,ListWithoutFirst), </text:p>
      <text:p text:style-name="P5"><text:s text:c="23"/>but_last(ListWithoutFirst, ListWithElesRemoved),</text:p>
      <text:p text:style-name="P5"><text:s text:c="23"/>is_palindrome(ListWithElesRemoved).</text:p>
      <text:p text:style-name="P5"/>
      <text:p text:style-name="P5">%------------------------------------------------------------------------</text:p>
      <text:p text:style-name="P5">%--- noun_phrase(Phrase) :: produces a noun phrase consisting of the word</text:p>
      <text:p text:style-name="P5">% <text:s text:c="26"/>the followed by an Adjective then a Noun.</text:p>
      <text:p text:style-name="P5"/>
      <text:p text:style-name="P5">noun_phrase([the,Adjective,Noun]) :-</text:p>
      <text:p text:style-name="P5"><text:soft-page-break/><text:s text:c="4"/>pick([ambitious,delightful,victorius,witty,zealous,gentle], Adjective),</text:p>
      <text:p text:style-name="P5"><text:s text:c="4"/>pick([dog,robot,samurai,dragon,sandwich,helicopter,musician,artist], Noun).</text:p>
      <text:p text:style-name="P5"/>
      <text:p text:style-name="P5">%------------------------------------------------------------------------</text:p>
      <text:p text:style-name="P5">%--- sentence(Sentence) :: produces a sentence consisting of a noun_phrase</text:p>
      <text:p text:style-name="P5">%--- <text:s text:c="22"/>followed by a past tense verb then by another</text:p>
      <text:p text:style-name="P5">%--- <text:s text:c="22"/>noun_phrase</text:p>
      <text:p text:style-name="P5"/>
      <text:p text:style-name="P5">sentence(Sentence) :- pick([attacked,saw,followed,loved,hated,admired,taught], Verb),</text:p>
      <text:p text:style-name="P5"><text:s text:c="22"/>noun_phrase(Phrase1),</text:p>
      <text:p text:style-name="P5"><text:s text:c="22"/>noun_phrase(Phrase2),</text:p>
      <text:p text:style-name="P5"><text:s text:c="22"/>add_last(Verb, Phrase1, PhraseWthVerb),</text:p>
      <text:p text:style-name="P5"><text:s text:c="22"/>append(PhraseWthVerb, Phrase2, Sentence).</text:p>
      <text:p text:style-name="P5"/>
      <text:p text:style-name="P2">Demo for Example List Processors</text:p>
      <text:p text:style-name="P5">Welcome to SWI-Prolog (threaded, 64 bits, version 9.0.4)</text:p>
      <text:p text:style-name="P5">SWI-Prolog comes with ABSOLUTELY NO WARRANTY. This is free software.</text:p>
      <text:p text:style-name="P5">Please run ?- license. for legal details.</text:p>
      <text:p text:style-name="P5"/>
      <text:p text:style-name="P5">For online help and background, visit https://www.swi-prolog.org</text:p>
      <text:p text:style-name="P5">For built-in help, use ?- help(Topic). or ?- apropos(Word).</text:p>
      <text:p text:style-name="P5"/>
      <text:p text:style-name="P5">?- consult('list_processors.pro').</text:p>
      <text:p text:style-name="P5">true.</text:p>
      <text:p text:style-name="P5"/>
      <text:p text:style-name="P5">?- first([apple],First).</text:p>
      <text:p text:style-name="P5">First = apple.</text:p>
      <text:p text:style-name="P5"/>
      <text:p text:style-name="P5">?- first([c,d,e,f,g,a,b],P).</text:p>
      <text:p text:style-name="P5"><text:soft-page-break/>P = c.</text:p>
      <text:p text:style-name="P5"/>
      <text:p text:style-name="P5">?- rest([apple],Rest).</text:p>
      <text:p text:style-name="P5">Rest = [].</text:p>
      <text:p text:style-name="P5"/>
      <text:p text:style-name="P5">?- rest([c,d,e,f,g,a,b],Rest).</text:p>
      <text:p text:style-name="P5">Rest = [d, e, f, g, a, b].</text:p>
      <text:p text:style-name="P5"/>
      <text:p text:style-name="P5">?- last([peach],Last).</text:p>
      <text:p text:style-name="P5">Last = peach ;</text:p>
      <text:p text:style-name="P5">false.</text:p>
      <text:p text:style-name="P5"/>
      <text:p text:style-name="P5">?- last([c,d,e,f,g,a,b],P).</text:p>
      <text:p text:style-name="P5">P = b ;</text:p>
      <text:p text:style-name="P5">false.</text:p>
      <text:p text:style-name="P5"/>
      <text:p text:style-name="P5">?- nth(0,[zero,one,two,three,four],Element).</text:p>
      <text:p text:style-name="P5">Element = zero .</text:p>
      <text:p text:style-name="P5"/>
      <text:p text:style-name="P5">?- nth(3,[four,three,two,one,zero],Element).</text:p>
      <text:p text:style-name="P5">Element = one .</text:p>
      <text:p text:style-name="P5"/>
      <text:p text:style-name="P5">?- writelist([red,yellow,blue,green,purple,orange]).</text:p>
      <text:p text:style-name="P5">red</text:p>
      <text:p text:style-name="P5">yellow</text:p>
      <text:p text:style-name="P5">blue</text:p>
      <text:p text:style-name="P5">green</text:p>
      <text:p text:style-name="P5">purple</text:p>
      <text:p text:style-name="P5">orange</text:p>
      <text:p text:style-name="P5">true.</text:p>
      <text:p text:style-name="P5"><text:soft-page-break/></text:p>
      <text:p text:style-name="P5">?- sum([],Sum).</text:p>
      <text:p text:style-name="P5">Sum = 0.</text:p>
      <text:p text:style-name="P5"/>
      <text:p text:style-name="P5">?- sum([2,3,5,7,11],SumOfPrimes).</text:p>
      <text:p text:style-name="P5">SumOfPrimes = 28.</text:p>
      <text:p text:style-name="P5"/>
      <text:p text:style-name="P5">?- add_first(thing,[],Result).</text:p>
      <text:p text:style-name="P5">Result = [thing].</text:p>
      <text:p text:style-name="P5"/>
      <text:p text:style-name="P5">?- add_first(racket,[prolog,haskell,rust],Languages).</text:p>
      <text:p text:style-name="P5">Languages = [racket, prolog, haskell, rust].</text:p>
      <text:p text:style-name="P5"/>
      <text:p text:style-name="P5">?- add_last(thing,[],Result).</text:p>
      <text:p text:style-name="P5">Result = [thing] .</text:p>
      <text:p text:style-name="P5"/>
      <text:p text:style-name="P5">?- add_last(rust,[racket,prolog,haskell],Languages).</text:p>
      <text:p text:style-name="P5">Languages = [racket, prolog, haskell, rust] .</text:p>
      <text:p text:style-name="P5"/>
      <text:p text:style-name="P5">?- iota(5,Iota5).</text:p>
      <text:p text:style-name="P5">Iota5 = [1, 2, 3, 4, 5] .</text:p>
      <text:p text:style-name="P5"/>
      <text:p text:style-name="P5">?- iota(9,Iota9).</text:p>
      <text:p text:style-name="P5">Iota9 = [1, 2, 3, 4, 5, 6, 7, 8, 9] .</text:p>
      <text:p text:style-name="P5"/>
      <text:p text:style-name="P5">?- pick([cherry,peach,apple,blueberry],Pie).</text:p>
      <text:p text:style-name="P5">Pie = apple .</text:p>
      <text:p text:style-name="P5"/>
      <text:p text:style-name="P5">?- pick([cherry,peach,apple,blueberry],Pie).</text:p>
      <text:p text:style-name="P5">Pie = blueberry .</text:p>
      <text:p text:style-name="P5"><text:soft-page-break/></text:p>
      <text:p text:style-name="P5">?- pick([cherry,peach,apple,blueberry],Pie).</text:p>
      <text:p text:style-name="P5">Pie = blueberry .</text:p>
      <text:p text:style-name="P5"/>
      <text:p text:style-name="P5">?- pick([cherry,peach,apple,blueberry],Pie).</text:p>
      <text:p text:style-name="P5">Pie = blueberry .</text:p>
      <text:p text:style-name="P5"/>
      <text:p text:style-name="P5">?- pick([cherry,peach,apple,blueberry],Pie).</text:p>
      <text:p text:style-name="P5">Pie = cherry .</text:p>
      <text:p text:style-name="P5"/>
      <text:p text:style-name="P5">?- pick([cherry,peach,apple,blueberry],Pie).</text:p>
      <text:p text:style-name="P5">Pie = cherry .</text:p>
      <text:p text:style-name="P5"/>
      <text:p text:style-name="P5">?- pick([cherry,peach,apple,blueberry],Pie).</text:p>
      <text:p text:style-name="P5">Pie = apple .</text:p>
      <text:p text:style-name="P5"/>
      <text:p text:style-name="P5">?- pick([cherry,peach,apple,blueberry],Pie).</text:p>
      <text:p text:style-name="P5">Pie = blueberry .</text:p>
      <text:p text:style-name="P5"/>
      <text:p text:style-name="P5">?- make_set([1,1,2,1,2,3,1,2,3,4],Set).</text:p>
      <text:p text:style-name="P5">Set = [1, 2, 3, 4] .</text:p>
      <text:p text:style-name="P5"/>
      <text:p text:style-name="P5">?- make_set([bit,bot,bet,bot,bot,bit],B).</text:p>
      <text:p text:style-name="P5">B = [bet, bot, bit] .</text:p>
      <text:p text:style-name="P5"/>
      <text:p text:style-name="P2">Demo for List Processing Exercises</text:p>
      <text:p text:style-name="P5">Welcome to SWI-Prolog (threaded, 64 bits, version 9.0.4)</text:p>
      <text:p text:style-name="P5">SWI-Prolog comes with ABSOLUTELY NO WARRANTY. This is free software.</text:p>
      <text:p text:style-name="P5">Please run ?- license. for legal details.</text:p>
      <text:p text:style-name="P5"><text:soft-page-break/></text:p>
      <text:p text:style-name="P5">For online help and background, visit https://www.swi-prolog.org</text:p>
      <text:p text:style-name="P5">For built-in help, use ?- help(Topic). or ?- apropos(Word).</text:p>
      <text:p text:style-name="P5"/>
      <text:p text:style-name="P5">?- consult('list_processors.pro').</text:p>
      <text:p text:style-name="P5">true.</text:p>
      <text:p text:style-name="P5"/>
      <text:p text:style-name="P5">?- product([],P).</text:p>
      <text:p text:style-name="P5">P = 1.</text:p>
      <text:p text:style-name="P5"/>
      <text:p text:style-name="P5">?- product([1,3,5,7,9],Product).</text:p>
      <text:p text:style-name="P5">Product = 945.</text:p>
      <text:p text:style-name="P5"/>
      <text:p text:style-name="P5">?- iota(9,Iota),product(Iota,Product).</text:p>
      <text:p text:style-name="P5">Iota = [1, 2, 3, 4, 5, 6, 7, 8, 9],</text:p>
      <text:p text:style-name="P5">Product = 362880 .</text:p>
      <text:p text:style-name="P5"/>
      <text:p text:style-name="P5">?- make_list(7,seven,Seven).</text:p>
      <text:p text:style-name="P5">Seven = [seven, seven, seven, seven, seven, seven, seven] .</text:p>
      <text:p text:style-name="P5"/>
      <text:p text:style-name="P5">?- make_list(8,2,List).</text:p>
      <text:p text:style-name="P5">List = [2, 2, 2, 2, 2, 2, 2, 2] .</text:p>
      <text:p text:style-name="P5"/>
      <text:p text:style-name="P5">?- but_first([a,b,c],X).</text:p>
      <text:p text:style-name="P5">X = [b, c].</text:p>
      <text:p text:style-name="P5"/>
      <text:p text:style-name="P5">?- but_last([a,b,c,d,e],X).</text:p>
      <text:p text:style-name="P5">X = [a, b, c, d].</text:p>
      <text:p text:style-name="P5"/>
      <text:p text:style-name="P5">?- is_palindrome([x]).</text:p>
      <text:p text:style-name="P5"><text:soft-page-break/>true .</text:p>
      <text:p text:style-name="P5"/>
      <text:p text:style-name="P5">?- is_palindrome([a,b,c]).</text:p>
      <text:p text:style-name="P5">false.</text:p>
      <text:p text:style-name="P5"/>
      <text:p text:style-name="P5">?- is_palindrome([a,b,b,a]).</text:p>
      <text:p text:style-name="P5">true .</text:p>
      <text:p text:style-name="P5"/>
      <text:p text:style-name="P5">?- is_palindrome([1,2,3,4,5,4,2,3,1]).</text:p>
      <text:p text:style-name="P5">false.</text:p>
      <text:p text:style-name="P5"/>
      <text:p text:style-name="P5">?- is_palindrome([c,o,f,f,e,e,e,e,f,f,o,c]).</text:p>
      <text:p text:style-name="P5">true .</text:p>
      <text:p text:style-name="P5"/>
      <text:p text:style-name="P5">?- noun_phrase(NP).</text:p>
      <text:p text:style-name="P5">NP = [the, ambitious, dragon] .</text:p>
      <text:p text:style-name="P5"/>
      <text:p text:style-name="P5">?- noun_phrase(NP).</text:p>
      <text:p text:style-name="P5">NP = [the, witty, robot] .</text:p>
      <text:p text:style-name="P5"/>
      <text:p text:style-name="P5">?- noun_phrase(NP).</text:p>
      <text:p text:style-name="P5">NP = [the, delightful, robot] .</text:p>
      <text:p text:style-name="P5"/>
      <text:p text:style-name="P5">?- noun_phrase(NP).</text:p>
      <text:p text:style-name="P5">NP = [the, ambitious, musician] .</text:p>
      <text:p text:style-name="P5"/>
      <text:p text:style-name="P5">?- noun_phrase(NP).</text:p>
      <text:p text:style-name="P5">NP = [the, witty, sandwich] .</text:p>
      <text:p text:style-name="P5"/>
      <text:p text:style-name="P5">?- sentence(S).</text:p>
      <text:p text:style-name="P5"><text:soft-page-break/>S = [the, ambitious, samurai, saw, the, gentle, dragon] .</text:p>
      <text:p text:style-name="P5"/>
      <text:p text:style-name="P5">?- sentence(S).</text:p>
      <text:p text:style-name="P5">S = [the, witty, robot, saw, the, ambitious, dragon] .</text:p>
      <text:p text:style-name="P5"/>
      <text:p text:style-name="P5">?- sentence(S).</text:p>
      <text:p text:style-name="P5">S = [the, zealous, sandwich, taught, the, witty, sandwich] .</text:p>
      <text:p text:style-name="P5"/>
      <text:p text:style-name="P5">?- sentence(S).</text:p>
      <text:p text:style-name="P5">S = [the, gentle, dragon, attacked, the, delightful, robot] .</text:p>
      <text:p text:style-name="P5"/>
      <text:p text:style-name="P5">?- sentence(S).</text:p>
      <text:p text:style-name="P5">S = [the, witty, musician, saw, the, victorius, musician] .</text:p>
      <text:p text:style-name="P5"/>
      <text:p text:style-name="P5">?- sentence(S).</text:p>
      <text:p text:style-name="P5">S = [the, zealous, helicopter, saw, the, ambitious, dragon] .</text:p>
      <text:p text:style-name="P5"/>
      <text:p text:style-name="P5">?- sentence(S).</text:p>
      <text:p text:style-name="P5">S = [the, delightful, artist, admired, the, victorius, artist] .</text:p>
      <text:p text:style-name="P5"/>
      <text:p text:style-name="P5">?- sentence(S).</text:p>
      <text:p text:style-name="P5">S = [the, delightful, samurai, admired, the, victorius, musician] .</text:p>
      <text:p text:style-name="P5"/>
      <text:p text:style-name="P5">?- sentence(S).</text:p>
      <text:p text:style-name="P5">S = [the, victorius, sandwich, followed, the, victorius, artist] .</text:p>
      <text:p text:style-name="P5"/>
      <text:p text:style-name="P5">?- sentence(S).</text:p>
      <text:p text:style-name="P5">S = [the, ambitious, samurai, loved, the, zealous, helicopter] .</text:p>
      <text:p text:style-name="P5"/>
      <text:p text:style-name="P5">?- sentence(S).</text:p>
      <text:p text:style-name="P5"><text:soft-page-break/>S = [the, delightful, robot, followed, the, delightful, dog] .</text:p>
      <text:p text:style-name="P5"/>
      <text:p text:style-name="P5">?- sentence(S).</text:p>
      <text:p text:style-name="P5">S = [the, victorius, robot, hated, the, delightful, samurai] .</text:p>
      <text:p text:style-name="P5"/>
      <text:p text:style-name="P5">?- sentence(S).</text:p>
      <text:p text:style-name="P5">S = [the, delightful, musician, taught, the, ambitious, artist] .</text:p>
      <text:p text:style-name="P5"/>
      <text:p text:style-name="P5">?- sentence(S).</text:p>
      <text:p text:style-name="P5">S = [the, victorius, dog, loved, the, gentle, artist] .</text:p>
      <text:p text:style-name="P5"/>
      <text:p text:style-name="P5">?- sentence(S).</text:p>
      <text:p text:style-name="P5">S = [the, ambitious, robot, loved, the, delightful, sandwich] .</text:p>
      <text:p text:style-name="P5"/>
      <text:p text:style-name="P5">?- sentence(S).</text:p>
      <text:p text:style-name="P5">S = [the, gentle, dragon, attacked, the, ambitious, dragon] 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09:30:45.608651560</meta:creation-date>
    <meta:generator>LibreOffice/7.3.7.2$Linux_X86_64 LibreOffice_project/30$Build-2</meta:generator>
    <dc:date>2023-04-12T21:02:15.912851933</dc:date>
    <meta:editing-duration>PT6H51S</meta:editing-duration>
    <meta:editing-cycles>48</meta:editing-cycles>
    <meta:document-statistic meta:table-count="0" meta:image-count="0" meta:object-count="0" meta:page-count="50" meta:paragraph-count="1196" meta:word-count="3517" meta:character-count="34791" meta:non-whitespace-character-count="31855"/>
  </office:meta>
</office:document-meta>
</file>